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## Modules</text:p>
      <text:p text:style-name="Standard"/>
      <text:p text:style-name="Standard">## khu_sensor_top</text:p>
      <text:p text:style-name="Standard">'khu_sensor_top' module assigns pins of fpga to parameters. The parameters are used to communicate with ADS1292(SPI), MPR121(I2C), PC(UART).</text:p>
      <text:p text:style-name="Standard"/>
      <text:p text:style-name="Standard">## ads1292_controller</text:p>
      <text:p text:style-name="Standard">'ads1292_controller' module directly communicates with ADS1292 sensor through spi_master. States are defined in this module, and parameters are set valid to each state. The parameters defiend by reference/ADS1292/ADS1292.pdf. <text:s text:c="7"/></text:p>
      <text:p text:style-name="Standard"/>
      <text:p text:style-name="Standard">### Input Port</text:p>
      <text:p text:style-name="Standard"/>
      <text:p text:style-name="Standard">* i_CLK</text:p>
      <text:p text:style-name="Standard"><text:s text:c="2"/>* 50MHz</text:p>
      <text:p text:style-name="Standard"/>
      <text:p text:style-name="Standard">* i_RSTN</text:p>
      <text:p text:style-name="Standard"><text:s text:c="2"/>* It is pulled low when reset button(KEY[0]) is clicked.</text:p>
      <text:p text:style-name="Standard"/>
      <text:p text:style-name="Standard">* [2:0] i_ADS1292_CONTROL : Decide ADS1292's mode <text:s text:c="4"/></text:p>
      <text:p text:style-name="Standard"><text:s text:c="2"/>* 3'b000 -&gt; IDLE mode <text:s text:c="5"/></text:p>
      <text:p text:style-name="Standard"><text:s text:c="2"/>* 3'b001 -&gt; SYSCMD mode <text:s text:c="5"/></text:p>
      <text:p text:style-name="Standard"><text:s text:c="2"/>* 3'b010 -&gt; WREG mode</text:p>
      <text:p text:style-name="Standard"><text:s text:c="2"/>* 3'b011 -&gt; RREG mode <text:s text:c="5"/></text:p>
      <text:p text:style-name="Standard"><text:s text:c="2"/>* 3'b100 -&gt; RDATAC mode <text:s text:c="5"/></text:p>
      <text:p text:style-name="Standard"><text:s text:c="2"/>* 3'b101 -&gt; SDATAC mode <text:s text:c="5"/></text:p>
      <text:p text:style-name="Standard"><text:s text:c="2"/>* 3'b111 -&gt; DUMMY mode <text:s text:c="5"/></text:p>
      <text:p text:style-name="Standard"/>
      <text:p text:style-name="Standard">* [7:0] i_ADS1292_COMMAND : Defined opcode command for setting ADS's state <text:s text:c="2"/></text:p>
      <text:p text:style-name="Standard"><text:s text:c="2"/>* 8'h06 -&gt; RESET <text:s text:c="7"/></text:p>
      <text:p text:style-name="Standard"><text:s text:c="2"/>* 8'h08 -&gt; START <text:s text:c="5"/></text:p>
      <text:p text:style-name="Standard"><text:s text:c="2"/>* 8'h0A -&gt; STOP <text:s text:c="5"/></text:p>
      <text:p text:style-name="Standard"><text:s text:c="2"/>* 8'h10 -&gt; RDATAC <text:s text:c="7"/></text:p>
      <text:p text:style-name="Standard"><text:s text:c="2"/>* 8'h11 -&gt; SDATAC <text:s text:c="6"/></text:p>
      <text:p text:style-name="Standard"/>
      <text:p text:style-name="Standard">* [7:0] i_ADS1292_REG_ADDR : Register address to write or read data <text:s text:c="2"/></text:p>
      <text:p text:style-name="Standard"><text:s text:c="2"/>* 8'h01 -&gt; CONFIG1 <text:s text:c="5"/></text:p>
      <text:p text:style-name="Standard"><text:s text:c="2"/>* 8'h02 -&gt; CONFIG2 <text:s text:c="10"/></text:p>
      <text:p text:style-name="Standard"><text:s text:c="2"/>* 8'h03 -&gt; LOFF <text:s text:c="9"/></text:p>
      <text:p text:style-name="Standard"><text:s text:c="2"/>* 8'h04 -&gt; CH1SET <text:s text:c="6"/></text:p>
      <text:p text:style-name="Standard"><text:s text:c="2"/>* 8'h05 -&gt; CH2SET <text:s text:c="8"/></text:p>
      <text:p text:style-name="Standard"><text:s text:c="2"/>* 8'h06 -&gt; RLD_SENS <text:s text:c="5"/></text:p>
      <text:p text:style-name="Standard"><text:s text:c="2"/>* 8'h07 -&gt; LOFF_SENS <text:s text:c="6"/></text:p>
      <text:p text:style-name="Standard"><text:s text:c="2"/>* 8'h08 -&gt; LOFF_STAT <text:s text:c="7"/></text:p>
      <text:p text:style-name="Standard"><text:s text:c="2"/>* 8'h09 -&gt; RESP1 <text:s text:c="7"/></text:p>
      <text:p text:style-name="Standard"><text:s text:c="2"/>* 8'h0A -&gt; RESP2 <text:s text:c="7"/></text:p>
      <text:p text:style-name="Standard"><text:s text:c="2"/>* 8'h0B -&gt; GPIO <text:s text:c="9"/></text:p>
      <text:p text:style-name="Standard"/>
      <text:p text:style-name="Standard"><text:soft-page-break/>* [7:0] i_ADS1292_DATA_IN : Register data to be written in specific register <text:s text:c="2"/></text:p>
      <text:p text:style-name="Standard"><text:s text:c="2"/>* 8'h01 -&gt; written in CONFIG1 <text:s/></text:p>
      <text:p text:style-name="Standard"><text:s text:c="2"/>* 8'hE0 -&gt; written in CONFIG2 <text:s/></text:p>
      <text:p text:style-name="Standard"><text:s text:c="2"/>* 8'h10 -&gt; written in LOFF <text:s/></text:p>
      <text:p text:style-name="Standard"><text:s text:c="2"/>* 8'h00 -&gt; written in CH1SET <text:s/></text:p>
      <text:p text:style-name="Standard"><text:s text:c="2"/>* 8'h00 -&gt; written in CH2SET <text:s/></text:p>
      <text:p text:style-name="Standard"><text:s text:c="2"/>* 8'h2C -&gt; written in RLD_SENS <text:s/></text:p>
      <text:p text:style-name="Standard"><text:s text:c="2"/>* 8'h0E -&gt; written in vLOFF_SENS <text:s/></text:p>
      <text:p text:style-name="Standard"><text:s text:c="2"/>* 8'h00 -&gt; written in LOFF_STAT <text:s/></text:p>
      <text:p text:style-name="Standard"><text:s text:c="2"/>* 8'h02 -&gt; written in RESP1 <text:s/></text:p>
      <text:p text:style-name="Standard"><text:s text:c="2"/>* 8'h87 -&gt; written in RESP2 <text:s/></text:p>
      <text:p text:style-name="Standard"><text:s text:c="2"/>* 8'h00 -&gt; written in GPIO <text:s/></text:p>
      <text:p text:style-name="Standard"/>
      <text:p text:style-name="Standard">* i_SPI_MISO : 1bit data that ADS1292 sends to DE2-115 <text:s text:c="3"/></text:p>
      <text:p text:style-name="Standard"><text:s text:c="2"/>* Written data of register : In RREG mode <text:s text:c="5"/></text:p>
      <text:p text:style-name="Standard"><text:s text:c="2"/>* Conversion data (1bit out of 72bit) : In RDATAC mode <text:s text:c="5"/></text:p>
      <text:p text:style-name="Standard"/>
      <text:p text:style-name="Standard">* i_ADS1292_DRDY : 1bit data that ADS1292 sends to DE2-115 when <text:s/>conversion data ready <text:s text:c="2"/></text:p>
      <text:p text:style-name="Standard"><text:s text:c="2"/>* First 1'b0 -&gt; 1'b1 : Go High with start pin</text:p>
      <text:p text:style-name="Standard"><text:s text:c="2"/>* First 1'b1 -&gt; 1'b0 : Conversion data is ready</text:p>
      <text:p text:style-name="Standard"><text:s text:c="2"/>* Second 1'b0 -&gt; 1'b1 : Output conversion data</text:p>
      <text:p text:style-name="Standard"/>
      <text:p text:style-name="Standard">### Output Port</text:p>
      <text:p text:style-name="Standard"/>
      <text:p text:style-name="Standard">* reg [71:0] o_ADS1292_DATA_OUT <text:s text:c="2"/></text:p>
      <text:p text:style-name="Standard"><text:s text:c="2"/>* In RDATAC mode, a set of 1'bit i_SPI_MISO data. <text:s/></text:p>
      <text:p text:style-name="Standard"/>
      <text:p text:style-name="Standard">* reg o_ADS1292_INIT_SET <text:s text:c="2"/></text:p>
      <text:p text:style-name="Standard"><text:s text:c="2"/>* It is pulled high when ADS1292 wait for power-on reset. <text:s/></text:p>
      <text:p text:style-name="Standard"/>
      <text:p text:style-name="Standard">* reg o_ADS1292_DATA_READY <text:s text:c="2"/></text:p>
      <text:p text:style-name="Standard"><text:s text:c="2"/>* In RDATAC mode, it goes high when 72bit conversion data are ready <text:s/></text:p>
      <text:p text:style-name="Standard"/>
      <text:p text:style-name="Standard">* reg o_ADS1292_BUSY <text:s text:c="2"/></text:p>
      <text:p text:style-name="Standard"><text:s text:c="2"/>* It goes high when ADS1292 operates in a particular mode. <text:s/></text:p>
      <text:p text:style-name="Standard"/>
      <text:p text:style-name="Standard">* reg o_ADS1292_FAIL <text:s text:c="2"/></text:p>
      <text:p text:style-name="Standard"/>
      <text:p text:style-name="Standard">* [15:0] o_ads_reg_c <text:s text:c="2"/></text:p>
      <text:p text:style-name="Standard"><text:s text:c="2"/>* In RREG mode, o_ads_reg_c is the combination of r_ads_reg_a and r_ads_reg_b. <text:s/></text:p>
      <text:p text:style-name="Standard"><text:tab/>r_ads_reg_a is register address to read. <text:s/></text:p>
      <text:p text:style-name="Standard"><text:tab/>r_ads_reg_b is (number of registers to read at the same time) -1. <text:s/></text:p>
      <text:p text:style-name="Standard"/>
      <text:p text:style-name="Standard"><text:s text:c="4"/>* Example <text:s/></text:p>
      <text:p text:style-name="Standard"><text:tab/>If you want read CONFIG1, CONFIG2, LOFF at the same time, o_ads_reg_c &lt;= 0010000100000010. <text:s text:c="3"/></text:p>
      <text:p text:style-name="Standard"><text:tab/>If you want read LOFF only, o_ads_reg_c &lt;= 0010001100000000 <text:s/></text:p>
      <text:p text:style-name="Standard"/>
      <text:p text:style-name="Standard">* o_SPI_CLK <text:s text:c="2"/></text:p>
      <text:p text:style-name="Standard"><text:soft-page-break/><text:s text:c="2"/>* SCLK determined by CLKS_PER_HALF_BIT is assigned this port. <text:s/></text:p>
      <text:p text:style-name="Standard"><text:s text:c="2"/>* CLKS_PER_HALF_BIT is 25, so o_SPI_CLK &lt;= 1MHz (50M / (25 * 2)) <text:s/></text:p>
      <text:p text:style-name="Standard"/>
      <text:p text:style-name="Standard">* o_SPI_MOSI <text:s text:c="2"/></text:p>
      <text:p text:style-name="Standard"><text:s text:c="2"/>* It is 1bit piece of bits that DE2-115 sends to ADS1292, including opcode, register addree etc. <text:s/></text:p>
      <text:p text:style-name="Standard"/>
      <text:p text:style-name="Standard">* reg o_ADS1292_RESET <text:s text:c="2"/></text:p>
      <text:p text:style-name="Standard"><text:s text:c="2"/>* It is pulled high at idle mode, power on reset state. <text:s/></text:p>
      <text:p text:style-name="Standard"/>
      <text:p text:style-name="Standard">* reg o_ADS1292_START <text:s text:c="2"/></text:p>
      <text:p text:style-name="Standard"><text:s text:c="2"/>* It goes high when start pin is pulled high or in RDATAC mode.</text:p>
      <text:p text:style-name="Standard"/>
      <text:p text:style-name="Standard">* reg o_SPI_CSN <text:s text:c="2"/></text:p>
      <text:p text:style-name="Standard"><text:s text:c="2"/>* It remain low when ADS1292 communicate with master. <text:s/></text:p>
      <text:p text:style-name="Standard"><text:tab/> It goes high in idle mode or waiting specific state.</text:p>
      <text:p text:style-name="Standard"/>
      <text:p text:style-name="Standard"/>
      <text:p text:style-name="Standard"/>
      <text:p text:style-name="Standard"/>
      <text:p text:style-name="Standard"/>
      <text:p text:style-name="Standard">## sensor_core</text:p>
      <text:p text:style-name="Standard">### Input <text:s text:c="4"/></text:p>
      <text:p text:style-name="Standard">##### UART Controller <text:s text:c="3"/></text:p>
      <text:p text:style-name="Standard">* i_UART_DATA_TX_READY <text:s text:c="6"/></text:p>
      <text:p text:style-name="Standard"><text:s text:c="2"/>* 1'b1: either MPR121 or ADS1292 fully received Bio-signal <text:s text:c="4"/></text:p>
      <text:p text:style-name="Standard">* i_UART_DATA_RX[15:8] <text:s text:c="4"/></text:p>
      <text:p text:style-name="Standard"><text:s text:c="2"/>* 8'h6D : read setted data from MPR reg address **i_UART_DATA_RX[7:0]** <text:s text:c="12"/></text:p>
      <text:p text:style-name="Standard"><text:s text:c="2"/>* 8'h61 : read setted data from ADS reg address **i_UART_DATA_RX[7:0]** <text:s text:c="20"/></text:p>
      <text:p text:style-name="Standard"><text:s text:c="2"/>* 8'h52 : Alternately get bio_signal from MPR and ADS <text:s text:c="7"/></text:p>
      <text:p text:style-name="Standard"><text:s text:c="2"/>* 8'h53 : stop getting bio_signal from MPR and ADS <text:s text:c="5"/></text:p>
      <text:p text:style-name="Standard"><text:s text:c="2"/>* __8'h46 : ???__ <text:s text:c="4"/></text:p>
      <text:p text:style-name="Standard"><text:s text:c="2"/>* __8'h66 : ???__ <text:s text:c="4"/><text:tab/></text:p>
      <text:p text:style-name="Standard">* i_UART_DATA_RX_VALID <text:s text:c="9"/></text:p>
      <text:p text:style-name="Standard"><text:s text:c="2"/>* 1'b1: FPGA fully recieved single byte info from UART <text:s text:c="2"/></text:p>
      <text:p text:style-name="Standard"/>
      <text:p text:style-name="Standard">##### MPR121 <text:s text:c="4"/></text:p>
      <text:p text:style-name="Standard">* i_MPR121_DATA_OUT[7:0] <text:s text:c="9"/></text:p>
      <text:p text:style-name="Standard"><text:s text:c="2"/>* alternately recieve touch status from sensor **0~7** and **8~11** <text:s text:c="7"/></text:p>
      <text:p text:style-name="Standard">* i_MPR121_INIT_SET <text:s text:c="5"/></text:p>
      <text:p text:style-name="Standard"><text:s text:c="2"/>* 1'b1 : initiation code successfully passed to MPR <text:s text:c="5"/></text:p>
      <text:p text:style-name="Standard">* i_MPR121_BUSY <text:s text:c="6"/></text:p>
      <text:p text:style-name="Standard"><text:s text:c="2"/>* 1'b1 : MPR either on WRITE or READ state <text:s text:c="6"/></text:p>
      <text:p text:style-name="Standard">* i_MPR121_FAIL <text:s text:c="4"/></text:p>
      <text:p text:style-name="Standard"><text:s text:c="2"/>* 1'b1 : unexpected error occured during process <text:s text:c="8"/></text:p>
      <text:p text:style-name="Standard"/>
      <text:p text:style-name="Standard">##### ADS1292 <text:s text:c="5"/></text:p>
      <text:p text:style-name="Standard">* i_ADS1292_DATA_OUT <text:s text:c="6"/></text:p>
      <text:p text:style-name="Standard"><text:s text:c="2"/>* i_ADS1292_DATA_OUT[71:48] : ADS status data <text:s text:c="5"/></text:p>
      <text:p text:style-name="Standard"><text:s text:c="2"/>* i_ADS1292_DATA_OUT[47:24] ; ADS CH1 data <text:s text:c="5"/></text:p>
      <text:p text:style-name="Standard"><text:soft-page-break/><text:s text:c="2"/>* i_ADS1292_DATA_OUT[23:0] : ADS CH2 data <text:s text:c="9"/></text:p>
      <text:p text:style-name="Standard">* i_ADS1292_INIT_SET <text:s text:c="6"/></text:p>
      <text:p text:style-name="Standard"><text:s text:c="2"/>* 1'b1 : initiation code successfully passed to ADS <text:s text:c="6"/></text:p>
      <text:p text:style-name="Standard">* i_ADS1292_DATA_READY <text:s text:c="5"/></text:p>
      <text:p text:style-name="Standard"><text:s text:c="2"/>* 1'b1 : **i_ADS1292_DATA_OUT[71:0]** are ready to be passed by ADS <text:s text:c="6"/></text:p>
      <text:p text:style-name="Standard">* i_ADS1292_BUSY <text:s text:c="6"/></text:p>
      <text:p text:style-name="Standard"><text:s text:c="2"/>* 1'b1 : ADS either on WRITE or READ state <text:s text:c="5"/></text:p>
      <text:p text:style-name="Standard">* i_ADS1292_FAIL <text:s text:c="4"/></text:p>
      <text:p text:style-name="Standard"><text:s text:c="2"/>* 1'b1 : unexpected error occured during process <text:s text:c="5"/></text:p>
      <text:p text:style-name="Standard"/>
      <text:p text:style-name="Standard">##### System I/O <text:s text:c="5"/></text:p>
      <text:p text:style-name="Standard">* i_CLK : 25MHz clock <text:s text:c="3"/></text:p>
      <text:p text:style-name="Standard">* i_RST <text:s text:c="6"/></text:p>
      <text:p text:style-name="Standard"><text:s text:c="3"/>* 1'b1 : reset all process <text:s text:c="5"/></text:p>
      <text:p text:style-name="Standard"/>
      <text:p text:style-name="Standard"/>
      <text:p text:style-name="Standard">### Output <text:s text:c="6"/></text:p>
      <text:p text:style-name="Standard">##### UART Controller <text:s text:c="7"/></text:p>
      <text:p text:style-name="Standard">* o_UART_DATA_TX <text:s text:c="11"/></text:p>
      <text:p text:style-name="Standard"><text:s text:c="2"/>* o_UART_DATA_TX[79:72] <text:s text:c="6"/></text:p>
      <text:p text:style-name="Standard"><text:s text:c="4"/>* 8'hBB : <text:s/>send MPR sensor data <text:s text:c="7"/></text:p>
      <text:p text:style-name="Standard"><text:s text:c="4"/>* 8'hAA : send ADS sensor data <text:s text:c="6"/></text:p>
      <text:p text:style-name="Standard"><text:s text:c="4"/>* 8'h6D : send MPR register data <text:s text:c="5"/></text:p>
      <text:p text:style-name="Standard"><text:s text:c="4"/>* 8'h61 : send ADS register data <text:s text:c="7"/></text:p>
      <text:p text:style-name="Standard">* o_UART_DATA_TX_VALID <text:s text:c="5"/></text:p>
      <text:p text:style-name="Standard"><text:s text:c="3"/>* 1'b1 : 80bit data are fully recieved <text:s text:c="5"/></text:p>
      <text:p text:style-name="Standard"/>
      <text:p text:style-name="Standard">##### MPR121 <text:s text:c="4"/></text:p>
      <text:p text:style-name="Standard">* o_MPR121_REG_ADDR[7:0] : specific register address of MPR to write or read <text:s text:c="5"/></text:p>
      <text:p text:style-name="Standard">* o_MPR121_DATA_IN[7:0] : data to write on specific MPR address <text:s text:c="3"/></text:p>
      <text:p text:style-name="Standard">* o_MPR121_WRITE_ENABLE <text:s text:c="5"/></text:p>
      <text:p text:style-name="Standard"><text:s text:c="2"/>* 1'b1 : order MPR to be on write state <text:s text:c="10"/></text:p>
      <text:p text:style-name="Standard">* o_MPR121_READ_ENABLE <text:s text:c="5"/></text:p>
      <text:p text:style-name="Standard"><text:s text:c="2"/>* 1'b1 : order MPR to be on data recieve state <text:s text:c="6"/></text:p>
      <text:p text:style-name="Standard"/>
      <text:p text:style-name="Standard">##### System connection with MPR121 data <text:s text:c="5"/></text:p>
      <text:p text:style-name="Standard">* o_MPR121_TOUCH_STATUS <text:s text:c="7"/></text:p>
      <text:p text:style-name="Standard"><text:s text:c="2"/>* o_MPR121_TOUCH_STATUS[11:8] : touch sensor 8~11 status <text:s text:c="6"/></text:p>
      <text:p text:style-name="Standard"><text:s text:c="2"/>* o_MPR121_TOUCH_STATUS[7:0] : touch sensor 0~7 status <text:s text:c="6"/></text:p>
      <text:p text:style-name="Standard">* o_MPR121_ERROR <text:s text:c="6"/></text:p>
      <text:p text:style-name="Standard"><text:s text:c="2"/>* 1'b1: LEDR[16] light on <text:s text:c="8"/></text:p>
      <text:p text:style-name="Standard"/>
      <text:p text:style-name="Standard">##### ADS1292 <text:s text:c="5"/></text:p>
      <text:p text:style-name="Standard">* o_ADS1292_CONTROL [2:0] <text:s text:c="12"/></text:p>
      <text:p text:style-name="Standard"><text:s text:c="2"/>* 3'b001 : ADS on system command <text:s/>mode <text:s text:c="5"/></text:p>
      <text:p text:style-name="Standard"><text:s text:c="2"/>* 3'b010 : ADS on write register mode <text:s text:c="5"/></text:p>
      <text:p text:style-name="Standard"><text:s text:c="2"/>* 3'b011 : ADS on read register mode <text:s text:c="5"/></text:p>
      <text:p text:style-name="Standard"><text:s text:c="2"/>* 3'b100 : ADS on read data continuously mode <text:s text:c="9"/></text:p>
      <text:p text:style-name="Standard"><text:s text:c="2"/>* 3'b101 : ADS on stop data continuously mode <text:s text:c="6"/></text:p>
      <text:p text:style-name="Standard"><text:soft-page-break/><text:s text:c="2"/>* 3'b111 : ADS on send dummy mode <text:s text:c="7"/></text:p>
      <text:p text:style-name="Standard">* o_ADS1292_COMMAND [7:0] : send user defined command according to **o_ADS1292_CONTROL[2:0]** <text:s text:c="5"/></text:p>
      <text:p text:style-name="Standard">* o_ADS1292_REG_ADDR [7:0] : specific register address of ADS to write or read <text:s text:c="6"/></text:p>
      <text:p text:style-name="Standard">* o_ADS1292_DATA_IN[ [7:0] : data to write on specific ADS address <text:s text:c="4"/></text:p>
      <text:p text:style-name="Standard"/>
      <text:p text:style-name="Standard">##### System I/O <text:s text:c="5"/></text:p>
      <text:p text:style-name="Standard">* o_CHIP_SET <text:s text:c="6"/></text:p>
      <text:p text:style-name="Standard"><text:s text:c="2"/>* 1'b1 : <text:s/>both MPR and ADS chip set done <text:s text:c="6"/></text:p>
      <text:p text:style-name="Standard">* o_RUN_SET <text:s text:c="6"/></text:p>
      <text:p text:style-name="Standard"><text:s text:c="2"/>* 1'b1 : both MPR and ADS run set done <text:s text:c="9"/></text:p>
      <text:p text:style-name="Standard">* o_CORE_BUSY <text:s text:c="7"/></text:p>
      <text:p text:style-name="Standard"><text:s text:c="2"/>* 1'b1 : both MPR and ADS on reading data state</text:p>
      <text:p text:style-name="Standard"/>
      <text:p text:style-name="Standard">## uart_controller</text:p>
      <text:p text:style-name="Standard"/>
      <text:p text:style-name="Standard">## sensor_core.v <text:s text:c="7"/></text:p>
      <text:p text:style-name="Standard">### Input <text:s text:c="4"/></text:p>
      <text:p text:style-name="Standard">##### UART Controller <text:s text:c="3"/></text:p>
      <text:p text:style-name="Standard">* i_UART_DATA_TX_READY <text:s text:c="6"/></text:p>
      <text:p text:style-name="Standard"><text:s text:c="2"/>* 1'b1: either MPR121 or ADS1292 fully received Bio-signal <text:s text:c="4"/></text:p>
      <text:p text:style-name="Standard">* i_UART_DATA_RX[15:8] <text:s text:c="4"/></text:p>
      <text:p text:style-name="Standard"><text:s text:c="2"/>* 8'h6D : read setted data from MPR reg address **i_UART_DATA_RX[7:0]** <text:s text:c="12"/></text:p>
      <text:p text:style-name="Standard"><text:s text:c="2"/>* 8'h61 : read setted data from ADS reg address **i_UART_DATA_RX[7:0]** <text:s text:c="20"/></text:p>
      <text:p text:style-name="Standard"><text:s text:c="2"/>* 8'h52 : Alternately get bio_signal from MPR and ADS <text:s text:c="7"/></text:p>
      <text:p text:style-name="Standard"><text:s text:c="2"/>* 8'h53 : stop getting bio_signal from MPR and ADS <text:s text:c="5"/></text:p>
      <text:p text:style-name="Standard"><text:s text:c="2"/>* __8'h46 : ???__ <text:s text:c="4"/></text:p>
      <text:p text:style-name="Standard"><text:s text:c="2"/>* __8'h66 : ???__ <text:s text:c="4"/><text:tab/></text:p>
      <text:p text:style-name="Standard">* i_UART_DATA_RX_VALID <text:s text:c="9"/></text:p>
      <text:p text:style-name="Standard"><text:s text:c="2"/>* 1'b1: FPGA fully recieved single byte info from UART <text:s text:c="2"/></text:p>
      <text:p text:style-name="Standard"/>
      <text:p text:style-name="Standard">##### MPR121 <text:s text:c="4"/></text:p>
      <text:p text:style-name="Standard">* i_MPR121_DATA_OUT[7:0] <text:s text:c="9"/></text:p>
      <text:p text:style-name="Standard"><text:s text:c="2"/>* alternately recieve touch status from sensor **0~7** and **8~11** <text:s text:c="7"/></text:p>
      <text:p text:style-name="Standard">* i_MPR121_INIT_SET <text:s text:c="5"/></text:p>
      <text:p text:style-name="Standard"><text:s text:c="2"/>* 1'b1 : initiation code successfully passed to MPR <text:s text:c="5"/></text:p>
      <text:p text:style-name="Standard">* i_MPR121_BUSY <text:s text:c="6"/></text:p>
      <text:p text:style-name="Standard"><text:s text:c="2"/>* 1'b1 : MPR either on WRITE or READ state <text:s text:c="6"/></text:p>
      <text:p text:style-name="Standard">* i_MPR121_FAIL <text:s text:c="4"/></text:p>
      <text:p text:style-name="Standard"><text:s text:c="2"/>* 1'b1 : unexpected error occured during process <text:s text:c="8"/></text:p>
      <text:p text:style-name="Standard"/>
      <text:p text:style-name="Standard">##### ADS1292 <text:s text:c="5"/></text:p>
      <text:p text:style-name="Standard">* i_ADS1292_DATA_OUT <text:s text:c="6"/></text:p>
      <text:p text:style-name="Standard"><text:s text:c="2"/>* i_ADS1292_DATA_OUT[71:48] : ADS status data <text:s text:c="5"/></text:p>
      <text:p text:style-name="Standard"><text:s text:c="2"/>* i_ADS1292_DATA_OUT[47:24] ; ADS CH1 data <text:s text:c="5"/></text:p>
      <text:p text:style-name="Standard"><text:s text:c="2"/>* i_ADS1292_DATA_OUT[23:0] : ADS CH2 data <text:s text:c="9"/></text:p>
      <text:p text:style-name="Standard">* i_ADS1292_INIT_SET <text:s text:c="6"/></text:p>
      <text:p text:style-name="Standard"><text:s text:c="2"/>* 1'b1 : initiation code successfully passed to ADS <text:s text:c="6"/></text:p>
      <text:p text:style-name="Standard">* i_ADS1292_DATA_READY <text:s text:c="5"/></text:p>
      <text:p text:style-name="Standard"><text:soft-page-break/><text:s text:c="2"/>* 1'b1 : **i_ADS1292_DATA_OUT[71:0]** are ready to be passed by ADS <text:s text:c="6"/></text:p>
      <text:p text:style-name="Standard">* i_ADS1292_BUSY <text:s text:c="6"/></text:p>
      <text:p text:style-name="Standard"><text:s text:c="2"/>* 1'b1 : ADS either on WRITE or READ state <text:s text:c="5"/></text:p>
      <text:p text:style-name="Standard">* i_ADS1292_FAIL <text:s text:c="4"/></text:p>
      <text:p text:style-name="Standard"><text:s text:c="2"/>* 1'b1 : unexpected error occured during process <text:s text:c="5"/></text:p>
      <text:p text:style-name="Standard"/>
      <text:p text:style-name="Standard">##### System I/O <text:s text:c="5"/></text:p>
      <text:p text:style-name="Standard">* i_CLK : 25MHz clock <text:s text:c="3"/></text:p>
      <text:p text:style-name="Standard">* i_RST <text:s text:c="6"/></text:p>
      <text:p text:style-name="Standard"><text:s text:c="3"/>* 1'b1 : reset all process <text:s text:c="5"/></text:p>
      <text:p text:style-name="Standard"/>
      <text:p text:style-name="Standard"/>
      <text:p text:style-name="Standard">### Output <text:s text:c="6"/></text:p>
      <text:p text:style-name="Standard">##### UART Controller <text:s text:c="7"/></text:p>
      <text:p text:style-name="Standard">* o_UART_DATA_TX <text:s text:c="11"/></text:p>
      <text:p text:style-name="Standard"><text:s text:c="2"/>* o_UART_DATA_TX[79:72] <text:s text:c="6"/></text:p>
      <text:p text:style-name="Standard"><text:s text:c="4"/>* 8'hBB : <text:s/>send MPR sensor data <text:s text:c="7"/></text:p>
      <text:p text:style-name="Standard"><text:s text:c="4"/>* 8'hAA : send ADS sensor data <text:s text:c="6"/></text:p>
      <text:p text:style-name="Standard"><text:s text:c="4"/>* 8'h6D : send MPR register data <text:s text:c="5"/></text:p>
      <text:p text:style-name="Standard"><text:s text:c="4"/>* 8'h61 : send ADS register data <text:s text:c="7"/></text:p>
      <text:p text:style-name="Standard">* o_UART_DATA_TX_VALID <text:s text:c="5"/></text:p>
      <text:p text:style-name="Standard"><text:s text:c="3"/>* 1'b1 : 80bit data are fully recieved <text:s text:c="5"/></text:p>
      <text:p text:style-name="Standard"/>
      <text:p text:style-name="Standard">##### MPR121 <text:s text:c="4"/></text:p>
      <text:p text:style-name="Standard">* o_MPR121_REG_ADDR[7:0] : specific register address of MPR to write or read <text:s text:c="5"/></text:p>
      <text:p text:style-name="Standard">* o_MPR121_DATA_IN[7:0] : data to write on specific MPR address <text:s text:c="3"/></text:p>
      <text:p text:style-name="Standard">* o_MPR121_WRITE_ENABLE <text:s text:c="5"/></text:p>
      <text:p text:style-name="Standard"><text:s text:c="2"/>* 1'b1 : order MPR to be on write state <text:s text:c="10"/></text:p>
      <text:p text:style-name="Standard">* o_MPR121_READ_ENABLE <text:s text:c="5"/></text:p>
      <text:p text:style-name="Standard"><text:s text:c="2"/>* 1'b1 : order MPR to be on data recieve state <text:s text:c="6"/></text:p>
      <text:p text:style-name="Standard"/>
      <text:p text:style-name="Standard">##### System connection with MPR121 data <text:s text:c="5"/></text:p>
      <text:p text:style-name="Standard">* o_MPR121_TOUCH_STATUS <text:s text:c="7"/></text:p>
      <text:p text:style-name="Standard"><text:s text:c="2"/>* o_MPR121_TOUCH_STATUS[11:8] : touch sensor 8~11 status <text:s text:c="6"/></text:p>
      <text:p text:style-name="Standard"><text:s text:c="2"/>* o_MPR121_TOUCH_STATUS[7:0] : touch sensor 0~7 status <text:s text:c="6"/></text:p>
      <text:p text:style-name="Standard">* o_MPR121_ERROR <text:s text:c="6"/></text:p>
      <text:p text:style-name="Standard"><text:s text:c="2"/>* 1'b1: LEDR[16] light on <text:s text:c="8"/></text:p>
      <text:p text:style-name="Standard"/>
      <text:p text:style-name="Standard">##### ADS1292 <text:s text:c="5"/></text:p>
      <text:p text:style-name="Standard">* o_ADS1292_CONTROL [2:0] <text:s text:c="12"/></text:p>
      <text:p text:style-name="Standard"><text:s text:c="2"/>* 3'b001 : ADS on system command <text:s/>mode <text:s text:c="5"/></text:p>
      <text:p text:style-name="Standard"><text:s text:c="2"/>* 3'b010 : ADS on write register mode <text:s text:c="5"/></text:p>
      <text:p text:style-name="Standard"><text:s text:c="2"/>* 3'b011 : ADS on read register mode <text:s text:c="5"/></text:p>
      <text:p text:style-name="Standard"><text:s text:c="2"/>* 3'b100 : ADS on read data continuously mode <text:s text:c="9"/></text:p>
      <text:p text:style-name="Standard"><text:s text:c="2"/>* 3'b101 : ADS on stop data continuously mode <text:s text:c="6"/></text:p>
      <text:p text:style-name="Standard"><text:s text:c="2"/>* 3'b111 : ADS on send dummy mode <text:s text:c="7"/></text:p>
      <text:p text:style-name="Standard">* o_ADS1292_COMMAND [7:0] : send user defined command according to **o_ADS1292_CONTROL[2:0]** <text:s text:c="5"/></text:p>
      <text:p text:style-name="Standard">* o_ADS1292_REG_ADDR [7:0] : specific register address of ADS to write or read <text:s text:c="6"/></text:p>
      <text:p text:style-name="Standard"><text:soft-page-break/>* o_ADS1292_DATA_IN[ [7:0] : data to write on specific ADS address <text:s text:c="4"/></text:p>
      <text:p text:style-name="Standard"/>
      <text:p text:style-name="Standard">##### System I/O <text:s text:c="5"/></text:p>
      <text:p text:style-name="Standard">* o_CHIP_SET <text:s text:c="6"/></text:p>
      <text:p text:style-name="Standard"><text:s text:c="2"/>* 1'b1 : <text:s/>both MPR and ADS chip set done <text:s text:c="6"/></text:p>
      <text:p text:style-name="Standard">* o_RUN_SET <text:s text:c="6"/></text:p>
      <text:p text:style-name="Standard"><text:s text:c="2"/>* 1'b1 : both MPR and ADS run set done <text:s text:c="9"/></text:p>
      <text:p text:style-name="Standard">* o_CORE_BUSY <text:s text:c="7"/></text:p>
      <text:p text:style-name="Standard"><text:s text:c="2"/>* 1'b1 : both MPR and ADS on reading data state <text:s text:c="18"/></text:p>
      <text:p text:style-name="Standard"/>
      <text:p text:style-name="Standard"/>
      <text:p text:style-name="Standard"/>
      <text:p text:style-name="Standard"/>
      <text:p text:style-name="Standard">## Prerequisites</text:p>
      <text:p text:style-name="Standard"/>
      <text:p text:style-name="Standard">- Quartus II (Version 15.0)</text:p>
      <text:p text:style-name="Standard">- DE2-115 Board (Cyclone IV E, EP4CE115F29C7)</text:p>
      <text:p text:style-name="Standard">- MPR121 (Touch Sensor)</text:p>
      <text:p text:style-name="Standard">- ADS1292 (ECG Sensors)</text:p>
      <text:p text:style-name="Standard"/>
      <text:p text:style-name="Standard"/>
      <text:p text:style-name="Standard">## BlockDiagram</text:p>
      <text:p text:style-name="Standard">![Block Diagram](khu_sensor_blockdiagram.png)</text:p>
      <text:p text:style-name="Standard"/>
      <text:p text:style-name="Standard"/>
      <text:p text:style-name="Standard">## Modules</text:p>
      <text:p text:style-name="Standard"/>
      <text:p text:style-name="Standard">## khu_sensor_top</text:p>
      <text:p text:style-name="Standard">'khu_sensor_top' module assigns pins of fpga to parameters. The parameters are used to communicate with ADS1292(SPI), MPR121(I2C), PC(UART).</text:p>
      <text:p text:style-name="Standard"/>
      <text:p text:style-name="Standard">## ads1292_controller</text:p>
      <text:p text:style-name="Standard">'ads1292_controller' module directly communicates with ADS1292 sensor through spi_master. States are defined in this module, and parameters are set valid to each state. The parameters defiend by reference/ADS1292/ADS1292.pdf. <text:s text:c="7"/></text:p>
      <text:p text:style-name="Standard"/>
      <text:p text:style-name="Standard">### Input Port</text:p>
      <text:p text:style-name="Standard"/>
      <text:p text:style-name="Standard">* i_CLK</text:p>
      <text:p text:style-name="Standard"><text:s text:c="2"/>* 50MHz</text:p>
      <text:p text:style-name="Standard"/>
      <text:p text:style-name="Standard">* i_RSTN</text:p>
      <text:p text:style-name="Standard"><text:s text:c="2"/>* It is pulled low when reset button(KEY[0]) is clicked.</text:p>
      <text:p text:style-name="Standard"/>
      <text:p text:style-name="Standard">* [2:0] i_ADS1292_CONTROL : Decide ADS1292's mode <text:s text:c="4"/></text:p>
      <text:p text:style-name="Standard"><text:s text:c="2"/>* 3'b000 -&gt; IDLE mode <text:s text:c="5"/></text:p>
      <text:p text:style-name="Standard"><text:s text:c="2"/>* 3'b001 -&gt; SYSCMD mode <text:s text:c="5"/></text:p>
      <text:p text:style-name="Standard"><text:s text:c="2"/>* 3'b010 -&gt; WREG mode</text:p>
      <text:p text:style-name="Standard"><text:s text:c="2"/>* 3'b011 -&gt; RREG mode <text:s text:c="5"/></text:p>
      <text:p text:style-name="Standard"><text:soft-page-break/><text:s text:c="2"/>* 3'b100 -&gt; RDATAC mode <text:s text:c="5"/></text:p>
      <text:p text:style-name="Standard"><text:s text:c="2"/>* 3'b101 -&gt; SDATAC mode <text:s text:c="5"/></text:p>
      <text:p text:style-name="Standard"><text:s text:c="2"/>* 3'b111 -&gt; DUMMY mode <text:s text:c="5"/></text:p>
      <text:p text:style-name="Standard"/>
      <text:p text:style-name="Standard">* [7:0] i_ADS1292_COMMAND : Defined opcode command for setting ADS's state <text:s text:c="2"/></text:p>
      <text:p text:style-name="Standard"><text:s text:c="2"/>* 8'h06 -&gt; RESET <text:s text:c="7"/></text:p>
      <text:p text:style-name="Standard"><text:s text:c="2"/>* 8'h08 -&gt; START <text:s text:c="5"/></text:p>
      <text:p text:style-name="Standard"><text:s text:c="2"/>* 8'h0A -&gt; STOP <text:s text:c="5"/></text:p>
      <text:p text:style-name="Standard"><text:s text:c="2"/>* 8'h10 -&gt; RDATAC <text:s text:c="7"/></text:p>
      <text:p text:style-name="Standard"><text:s text:c="2"/>* 8'h11 -&gt; SDATAC <text:s text:c="6"/></text:p>
      <text:p text:style-name="Standard"/>
      <text:p text:style-name="Standard">* [7:0] i_ADS1292_REG_ADDR : Register address to write or read data <text:s text:c="2"/></text:p>
      <text:p text:style-name="Standard"><text:s text:c="2"/>* 8'h01 -&gt; CONFIG1 <text:s text:c="5"/></text:p>
      <text:p text:style-name="Standard"><text:s text:c="2"/>* 8'h02 -&gt; CONFIG2 <text:s text:c="10"/></text:p>
      <text:p text:style-name="Standard"><text:s text:c="2"/>* 8'h03 -&gt; LOFF <text:s text:c="9"/></text:p>
      <text:p text:style-name="Standard"><text:s text:c="2"/>* 8'h04 -&gt; CH1SET <text:s text:c="6"/></text:p>
      <text:p text:style-name="Standard"><text:s text:c="2"/>* 8'h05 -&gt; CH2SET <text:s text:c="8"/></text:p>
      <text:p text:style-name="Standard"><text:s text:c="2"/>* 8'h06 -&gt; RLD_SENS <text:s text:c="5"/></text:p>
      <text:p text:style-name="Standard"><text:s text:c="2"/>* 8'h07 -&gt; LOFF_SENS <text:s text:c="6"/></text:p>
      <text:p text:style-name="Standard"><text:s text:c="2"/>* 8'h08 -&gt; LOFF_STAT <text:s text:c="7"/></text:p>
      <text:p text:style-name="Standard"><text:s text:c="2"/>* 8'h09 -&gt; RESP1 <text:s text:c="7"/></text:p>
      <text:p text:style-name="Standard"><text:s text:c="2"/>* 8'h0A -&gt; RESP2 <text:s text:c="7"/></text:p>
      <text:p text:style-name="Standard"><text:s text:c="2"/>* 8'h0B -&gt; GPIO <text:s text:c="9"/></text:p>
      <text:p text:style-name="Standard"/>
      <text:p text:style-name="Standard">* [7:0] i_ADS1292_DATA_IN : Register data to be written in specific register <text:s text:c="2"/></text:p>
      <text:p text:style-name="Standard"><text:s text:c="2"/>* 8'h01 -&gt; written in CONFIG1 <text:s/></text:p>
      <text:p text:style-name="Standard"><text:s text:c="2"/>* 8'hE0 -&gt; written in CONFIG2 <text:s/></text:p>
      <text:p text:style-name="Standard"><text:s text:c="2"/>* 8'h10 -&gt; written in LOFF <text:s/></text:p>
      <text:p text:style-name="Standard"><text:s text:c="2"/>* 8'h00 -&gt; written in CH1SET <text:s/></text:p>
      <text:p text:style-name="Standard"><text:s text:c="2"/>* 8'h00 -&gt; written in CH2SET <text:s/></text:p>
      <text:p text:style-name="Standard"><text:s text:c="2"/>* 8'h2C -&gt; written in RLD_SENS <text:s/></text:p>
      <text:p text:style-name="Standard"><text:s text:c="2"/>* 8'h0E -&gt; written in vLOFF_SENS <text:s/></text:p>
      <text:p text:style-name="Standard"><text:s text:c="2"/>* 8'h00 -&gt; written in LOFF_STAT <text:s/></text:p>
      <text:p text:style-name="Standard"><text:s text:c="2"/>* 8'h02 -&gt; written in RESP1 <text:s/></text:p>
      <text:p text:style-name="Standard"><text:s text:c="2"/>* 8'h87 -&gt; written in RESP2 <text:s/></text:p>
      <text:p text:style-name="Standard"><text:s text:c="2"/>* 8'h00 -&gt; written in GPIO <text:s/></text:p>
      <text:p text:style-name="Standard"/>
      <text:p text:style-name="Standard">* i_SPI_MISO : 1bit data that ADS1292 sends to DE2-115 <text:s text:c="3"/></text:p>
      <text:p text:style-name="Standard"><text:s text:c="2"/>* Written data of register : In RREG mode <text:s text:c="5"/></text:p>
      <text:p text:style-name="Standard"><text:s text:c="2"/>* Conversion data (1bit out of 72bit) : In RDATAC mode <text:s text:c="5"/></text:p>
      <text:p text:style-name="Standard"/>
      <text:p text:style-name="Standard">* i_ADS1292_DRDY : 1bit data that ADS1292 sends to DE2-115 when <text:s/>conversion data ready <text:s text:c="2"/></text:p>
      <text:p text:style-name="Standard"><text:s text:c="2"/>* First 1'b0 -&gt; 1'b1 : Go High with start pin</text:p>
      <text:p text:style-name="Standard"><text:s text:c="2"/>* First 1'b1 -&gt; 1'b0 : Conversion data is ready</text:p>
      <text:p text:style-name="Standard"><text:s text:c="2"/>* Second 1'b0 -&gt; 1'b1 : Output conversion data</text:p>
      <text:p text:style-name="Standard"/>
      <text:p text:style-name="Standard">### Output Port</text:p>
      <text:p text:style-name="Standard"/>
      <text:p text:style-name="Standard">* reg [71:0] o_ADS1292_DATA_OUT <text:s text:c="2"/></text:p>
      <text:p text:style-name="Standard"><text:soft-page-break/><text:s text:c="2"/>* In RDATAC mode, a set of 1'bit i_SPI_MISO data. <text:s/></text:p>
      <text:p text:style-name="Standard"/>
      <text:p text:style-name="Standard">* reg o_ADS1292_INIT_SET <text:s text:c="2"/></text:p>
      <text:p text:style-name="Standard"><text:s text:c="2"/>* It is pulled high when ADS1292 wait for power-on reset. <text:s/></text:p>
      <text:p text:style-name="Standard"/>
      <text:p text:style-name="Standard">* reg o_ADS1292_DATA_READY <text:s text:c="2"/></text:p>
      <text:p text:style-name="Standard"><text:s text:c="2"/>* In RDATAC mode, it goes high when 72bit conversion data are ready <text:s/></text:p>
      <text:p text:style-name="Standard"/>
      <text:p text:style-name="Standard">* reg o_ADS1292_BUSY <text:s text:c="2"/></text:p>
      <text:p text:style-name="Standard"><text:s text:c="2"/>* It goes high when ADS1292 operates in a particular mode. <text:s/></text:p>
      <text:p text:style-name="Standard"/>
      <text:p text:style-name="Standard">* reg o_ADS1292_FAIL <text:s text:c="2"/></text:p>
      <text:p text:style-name="Standard"/>
      <text:p text:style-name="Standard">* [15:0] o_ads_reg_c <text:s text:c="2"/></text:p>
      <text:p text:style-name="Standard"><text:s text:c="2"/>* In RREG mode, o_ads_reg_c is the combination of r_ads_reg_a and r_ads_reg_b. <text:s/></text:p>
      <text:p text:style-name="Standard"><text:tab/>r_ads_reg_a is register address to read. <text:s/></text:p>
      <text:p text:style-name="Standard"><text:tab/>r_ads_reg_b is (number of registers to read at the same time) -1. <text:s/></text:p>
      <text:p text:style-name="Standard"/>
      <text:p text:style-name="Standard"><text:s text:c="4"/>* Example <text:s/></text:p>
      <text:p text:style-name="Standard"><text:tab/>If you want read CONFIG1, CONFIG2, LOFF at the same time, o_ads_reg_c &lt;= 0010000100000010. <text:s text:c="3"/></text:p>
      <text:p text:style-name="Standard"><text:tab/>If you want read LOFF only, o_ads_reg_c &lt;= 0010001100000000 <text:s/></text:p>
      <text:p text:style-name="Standard"/>
      <text:p text:style-name="Standard">* o_SPI_CLK <text:s text:c="2"/></text:p>
      <text:p text:style-name="Standard"><text:s text:c="2"/>* SCLK determined by CLKS_PER_HALF_BIT is assigned this port. <text:s/></text:p>
      <text:p text:style-name="Standard"><text:s text:c="2"/>* CLKS_PER_HALF_BIT is 25, so o_SPI_CLK &lt;= 1MHz (50M / (25 * 2)) <text:s/></text:p>
      <text:p text:style-name="Standard"/>
      <text:p text:style-name="Standard">* o_SPI_MOSI <text:s text:c="2"/></text:p>
      <text:p text:style-name="Standard"><text:s text:c="2"/>* It is 1bit piece of bits that DE2-115 sends to ADS1292, including opcode, register addree etc. <text:s/></text:p>
      <text:p text:style-name="Standard"/>
      <text:p text:style-name="Standard">* reg o_ADS1292_RESET <text:s text:c="2"/></text:p>
      <text:p text:style-name="Standard"><text:s text:c="2"/>* It is pulled high at idle mode, power on reset state. <text:s/></text:p>
      <text:p text:style-name="Standard"/>
      <text:p text:style-name="Standard">* reg o_ADS1292_START <text:s text:c="2"/></text:p>
      <text:p text:style-name="Standard"><text:s text:c="2"/>* It goes high when start pin is pulled high or in RDATAC mode.</text:p>
      <text:p text:style-name="Standard"/>
      <text:p text:style-name="Standard">* reg o_SPI_CSN <text:s text:c="2"/></text:p>
      <text:p text:style-name="Standard"><text:s text:c="2"/>* It remain low when ADS1292 communicate with master. <text:s/></text:p>
      <text:p text:style-name="Standard"><text:tab/> It goes high in idle mode or waiting specific state.</text:p>
      <text:p text:style-name="Standard"/>
      <text:p text:style-name="Standard"/>
      <text:p text:style-name="Standard"/>
      <text:p text:style-name="Standard"/>
      <text:p text:style-name="Standard">## sensor_core</text:p>
      <text:p text:style-name="Standard">### Input <text:s text:c="4"/></text:p>
      <text:p text:style-name="Standard">##### UART Controller <text:s text:c="3"/></text:p>
      <text:p text:style-name="Standard">* i_UART_DATA_TX_READY <text:s text:c="6"/></text:p>
      <text:p text:style-name="Standard"><text:s text:c="2"/>* 1'b1: either MPR121 or ADS1292 fully received Bio-signal <text:s text:c="4"/></text:p>
      <text:p text:style-name="Standard">* i_UART_DATA_RX[15:8] <text:s text:c="4"/></text:p>
      <text:p text:style-name="Standard"><text:soft-page-break/><text:s text:c="2"/>* 8'h6D : read setted data from MPR reg address **i_UART_DATA_RX[7:0]** <text:s text:c="12"/></text:p>
      <text:p text:style-name="Standard"><text:s text:c="2"/>* 8'h61 : read setted data from ADS reg address **i_UART_DATA_RX[7:0]** <text:s text:c="20"/></text:p>
      <text:p text:style-name="Standard"><text:s text:c="2"/>* 8'h52 : Alternately get bio_signal from MPR and ADS <text:s text:c="7"/></text:p>
      <text:p text:style-name="Standard"><text:s text:c="2"/>* 8'h53 : stop getting bio_signal from MPR and ADS <text:s text:c="5"/></text:p>
      <text:p text:style-name="Standard"><text:s text:c="2"/>* __8'h46 : ???__ <text:s text:c="4"/></text:p>
      <text:p text:style-name="Standard"><text:s text:c="2"/>* __8'h66 : ???__ <text:s text:c="4"/><text:tab/></text:p>
      <text:p text:style-name="Standard">* i_UART_DATA_RX_VALID <text:s text:c="9"/></text:p>
      <text:p text:style-name="Standard"><text:s text:c="2"/>* 1'b1: FPGA fully recieved single byte info from UART <text:s text:c="2"/></text:p>
      <text:p text:style-name="Standard"/>
      <text:p text:style-name="Standard">##### MPR121 <text:s text:c="4"/></text:p>
      <text:p text:style-name="Standard">* i_MPR121_DATA_OUT[7:0] <text:s text:c="9"/></text:p>
      <text:p text:style-name="Standard"><text:s text:c="2"/>* alternately recieve touch status from sensor **0~7** and **8~11** <text:s text:c="7"/></text:p>
      <text:p text:style-name="Standard">* i_MPR121_INIT_SET <text:s text:c="5"/></text:p>
      <text:p text:style-name="Standard"><text:s text:c="2"/>* 1'b1 : initiation code successfully passed to MPR <text:s text:c="5"/></text:p>
      <text:p text:style-name="Standard">* i_MPR121_BUSY <text:s text:c="6"/></text:p>
      <text:p text:style-name="Standard"><text:s text:c="2"/>* 1'b1 : MPR either on WRITE or READ state <text:s text:c="6"/></text:p>
      <text:p text:style-name="Standard">* i_MPR121_FAIL <text:s text:c="4"/></text:p>
      <text:p text:style-name="Standard"><text:s text:c="2"/>* 1'b1 : unexpected error occured during process <text:s text:c="8"/></text:p>
      <text:p text:style-name="Standard"/>
      <text:p text:style-name="Standard">##### ADS1292 <text:s text:c="5"/></text:p>
      <text:p text:style-name="Standard">* i_ADS1292_DATA_OUT <text:s text:c="6"/></text:p>
      <text:p text:style-name="Standard"><text:s text:c="2"/>* i_ADS1292_DATA_OUT[71:48] : ADS status data <text:s text:c="5"/></text:p>
      <text:p text:style-name="Standard"><text:s text:c="2"/>* i_ADS1292_DATA_OUT[47:24] ; ADS CH1 data <text:s text:c="5"/></text:p>
      <text:p text:style-name="Standard"><text:s text:c="2"/>* i_ADS1292_DATA_OUT[23:0] : ADS CH2 data <text:s text:c="9"/></text:p>
      <text:p text:style-name="Standard">* i_ADS1292_INIT_SET <text:s text:c="6"/></text:p>
      <text:p text:style-name="Standard"><text:s text:c="2"/>* 1'b1 : initiation code successfully passed to ADS <text:s text:c="6"/></text:p>
      <text:p text:style-name="Standard">* i_ADS1292_DATA_READY <text:s text:c="5"/></text:p>
      <text:p text:style-name="Standard"><text:s text:c="2"/>* 1'b1 : **i_ADS1292_DATA_OUT[71:0]** are ready to be passed by ADS <text:s text:c="6"/></text:p>
      <text:p text:style-name="Standard">* i_ADS1292_BUSY <text:s text:c="6"/></text:p>
      <text:p text:style-name="Standard"><text:s text:c="2"/>* 1'b1 : ADS either on WRITE or READ state <text:s text:c="5"/></text:p>
      <text:p text:style-name="Standard">* i_ADS1292_FAIL <text:s text:c="4"/></text:p>
      <text:p text:style-name="Standard"><text:s text:c="2"/>* 1'b1 : unexpected error occured during process <text:s text:c="5"/></text:p>
      <text:p text:style-name="Standard"/>
      <text:p text:style-name="Standard">##### System I/O <text:s text:c="5"/></text:p>
      <text:p text:style-name="Standard">* i_CLK : 25MHz clock <text:s text:c="3"/></text:p>
      <text:p text:style-name="Standard">* i_RST <text:s text:c="6"/></text:p>
      <text:p text:style-name="Standard"><text:s text:c="3"/>* 1'b1 : reset all process <text:s text:c="5"/></text:p>
      <text:p text:style-name="Standard"/>
      <text:p text:style-name="Standard"/>
      <text:p text:style-name="Standard">### Output <text:s text:c="6"/></text:p>
      <text:p text:style-name="Standard">##### UART Controller <text:s text:c="7"/></text:p>
      <text:p text:style-name="Standard">* o_UART_DATA_TX <text:s text:c="11"/></text:p>
      <text:p text:style-name="Standard"><text:s text:c="2"/>* o_UART_DATA_TX[79:72] <text:s text:c="6"/></text:p>
      <text:p text:style-name="Standard"><text:s text:c="4"/>* 8'hBB : <text:s/>send MPR sensor data <text:s text:c="7"/></text:p>
      <text:p text:style-name="Standard"><text:s text:c="4"/>* 8'hAA : send ADS sensor data <text:s text:c="6"/></text:p>
      <text:p text:style-name="Standard"><text:s text:c="4"/>* 8'h6D : send MPR register data <text:s text:c="5"/></text:p>
      <text:p text:style-name="Standard"><text:s text:c="4"/>* 8'h61 : send ADS register data <text:s text:c="7"/></text:p>
      <text:p text:style-name="Standard">* o_UART_DATA_TX_VALID <text:s text:c="5"/></text:p>
      <text:p text:style-name="Standard"><text:s text:c="3"/>* 1'b1 : 80bit data are fully recieved <text:s text:c="5"/></text:p>
      <text:p text:style-name="Standard"><text:soft-page-break/></text:p>
      <text:p text:style-name="Standard">##### MPR121 <text:s text:c="4"/></text:p>
      <text:p text:style-name="Standard">* o_MPR121_REG_ADDR[7:0] : specific register address of MPR to write or read <text:s text:c="5"/></text:p>
      <text:p text:style-name="Standard">* o_MPR121_DATA_IN[7:0] : data to write on specific MPR address <text:s text:c="3"/></text:p>
      <text:p text:style-name="Standard">* o_MPR121_WRITE_ENABLE <text:s text:c="5"/></text:p>
      <text:p text:style-name="Standard"><text:s text:c="2"/>* 1'b1 : order MPR to be on write state <text:s text:c="10"/></text:p>
      <text:p text:style-name="Standard">* o_MPR121_READ_ENABLE <text:s text:c="5"/></text:p>
      <text:p text:style-name="Standard"><text:s text:c="2"/>* 1'b1 : order MPR to be on data recieve state <text:s text:c="6"/></text:p>
      <text:p text:style-name="Standard"/>
      <text:p text:style-name="Standard">##### System connection with MPR121 data <text:s text:c="5"/></text:p>
      <text:p text:style-name="Standard">* o_MPR121_TOUCH_STATUS <text:s text:c="7"/></text:p>
      <text:p text:style-name="Standard"><text:s text:c="2"/>* o_MPR121_TOUCH_STATUS[11:8] : touch sensor 8~11 status <text:s text:c="6"/></text:p>
      <text:p text:style-name="Standard"><text:s text:c="2"/>* o_MPR121_TOUCH_STATUS[7:0] : touch sensor 0~7 status <text:s text:c="6"/></text:p>
      <text:p text:style-name="Standard">* o_MPR121_ERROR <text:s text:c="6"/></text:p>
      <text:p text:style-name="Standard"><text:s text:c="2"/>* 1'b1: LEDR[16] light on <text:s text:c="8"/></text:p>
      <text:p text:style-name="Standard"/>
      <text:p text:style-name="Standard">##### ADS1292 <text:s text:c="5"/></text:p>
      <text:p text:style-name="Standard">* o_ADS1292_CONTROL [2:0] <text:s text:c="12"/></text:p>
      <text:p text:style-name="Standard"><text:s text:c="2"/>* 3'b001 : ADS on system command <text:s/>mode <text:s text:c="5"/></text:p>
      <text:p text:style-name="Standard"><text:s text:c="2"/>* 3'b010 : ADS on write register mode <text:s text:c="5"/></text:p>
      <text:p text:style-name="Standard"><text:s text:c="2"/>* 3'b011 : ADS on read register mode <text:s text:c="5"/></text:p>
      <text:p text:style-name="Standard"><text:s text:c="2"/>* 3'b100 : ADS on read data continuously mode <text:s text:c="9"/></text:p>
      <text:p text:style-name="Standard"><text:s text:c="2"/>* 3'b101 : ADS on stop data continuously mode <text:s text:c="6"/></text:p>
      <text:p text:style-name="Standard"><text:s text:c="2"/>* 3'b111 : ADS on send dummy mode <text:s text:c="7"/></text:p>
      <text:p text:style-name="Standard">* o_ADS1292_COMMAND [7:0] : send user defined command according to **o_ADS1292_CONTROL[2:0]** <text:s text:c="5"/></text:p>
      <text:p text:style-name="Standard">* o_ADS1292_REG_ADDR [7:0] : specific register address of ADS to write or read <text:s text:c="6"/></text:p>
      <text:p text:style-name="Standard">* o_ADS1292_DATA_IN[ [7:0] : data to write on specific ADS address <text:s text:c="4"/></text:p>
      <text:p text:style-name="Standard"/>
      <text:p text:style-name="Standard">##### System I/O <text:s text:c="5"/></text:p>
      <text:p text:style-name="Standard">* o_CHIP_SET <text:s text:c="6"/></text:p>
      <text:p text:style-name="Standard"><text:s text:c="2"/>* 1'b1 : <text:s/>both MPR and ADS chip set done <text:s text:c="6"/></text:p>
      <text:p text:style-name="Standard">* o_RUN_SET <text:s text:c="6"/></text:p>
      <text:p text:style-name="Standard"><text:s text:c="2"/>* 1'b1 : both MPR and ADS run set done <text:s text:c="9"/></text:p>
      <text:p text:style-name="Standard">* o_CORE_BUSY <text:s text:c="7"/></text:p>
      <text:p text:style-name="Standard"><text:s text:c="2"/>* 1'b1 : both MPR and ADS on reading data state</text:p>
      <text:p text:style-name="Standard"/>
      <text:p text:style-name="Standard">## uart_controller</text:p>
      <text:p text:style-name="Standard"/>
      <text:p text:style-name="Standard"/>
      <text:p text:style-name="Standard">## sensor_core.v <text:s text:c="7"/></text:p>
      <text:p text:style-name="Standard">### Input <text:s text:c="4"/></text:p>
      <text:p text:style-name="Standard">##### UART Controller <text:s text:c="3"/></text:p>
      <text:p text:style-name="Standard">* i_UART_DATA_TX_READY <text:s text:c="6"/></text:p>
      <text:p text:style-name="Standard"><text:s text:c="2"/>* 1'b1: either MPR121 or ADS1292 fully received Bio-signal <text:s text:c="4"/></text:p>
      <text:p text:style-name="Standard">* i_UART_DATA_RX[15:8] <text:s text:c="4"/></text:p>
      <text:p text:style-name="Standard"><text:s text:c="2"/>* 8'h6D : read setted data from MPR reg address **i_UART_DATA_RX[7:0]** <text:s text:c="12"/></text:p>
      <text:p text:style-name="Standard"><text:s text:c="2"/>* 8'h61 : read setted data from ADS reg address **i_UART_DATA_RX[7:0]** <text:s text:c="20"/></text:p>
      <text:p text:style-name="Standard"><text:s text:c="2"/>* 8'h52 : Alternately get bio_signal from MPR and ADS <text:s text:c="7"/></text:p>
      <text:p text:style-name="Standard"><text:soft-page-break/><text:s text:c="2"/>* 8'h53 : stop getting bio_signal from MPR and ADS <text:s text:c="5"/></text:p>
      <text:p text:style-name="Standard"><text:s text:c="2"/>* __8'h46 : ???__ <text:s text:c="4"/></text:p>
      <text:p text:style-name="Standard"><text:s text:c="2"/>* __8'h66 : ???__ <text:s text:c="4"/><text:tab/></text:p>
      <text:p text:style-name="Standard">* i_UART_DATA_RX_VALID <text:s text:c="9"/></text:p>
      <text:p text:style-name="Standard"><text:s text:c="2"/>* 1'b1: FPGA fully recieved single byte info from UART <text:s text:c="2"/></text:p>
      <text:p text:style-name="Standard"/>
      <text:p text:style-name="Standard">##### MPR121 <text:s text:c="4"/></text:p>
      <text:p text:style-name="Standard">* i_MPR121_DATA_OUT[7:0] <text:s text:c="9"/></text:p>
      <text:p text:style-name="Standard"><text:s text:c="2"/>* alternately recieve touch status from sensor **0~7** and **8~11** <text:s text:c="7"/></text:p>
      <text:p text:style-name="Standard">* i_MPR121_INIT_SET <text:s text:c="5"/></text:p>
      <text:p text:style-name="Standard"><text:s text:c="2"/>* 1'b1 : initiation code successfully passed to MPR <text:s text:c="5"/></text:p>
      <text:p text:style-name="Standard">* i_MPR121_BUSY <text:s text:c="6"/></text:p>
      <text:p text:style-name="Standard"><text:s text:c="2"/>* 1'b1 : MPR either on WRITE or READ state <text:s text:c="6"/></text:p>
      <text:p text:style-name="Standard">* i_MPR121_FAIL <text:s text:c="4"/></text:p>
      <text:p text:style-name="Standard"><text:s text:c="2"/>* 1'b1 : unexpected error occured during process <text:s text:c="8"/></text:p>
      <text:p text:style-name="Standard"/>
      <text:p text:style-name="Standard">##### ADS1292 <text:s text:c="5"/></text:p>
      <text:p text:style-name="Standard">* i_ADS1292_DATA_OUT <text:s text:c="6"/></text:p>
      <text:p text:style-name="Standard"><text:s text:c="2"/>* i_ADS1292_DATA_OUT[71:48] : ADS status data <text:s text:c="5"/></text:p>
      <text:p text:style-name="Standard"><text:s text:c="2"/>* i_ADS1292_DATA_OUT[47:24] ; ADS CH1 data <text:s text:c="5"/></text:p>
      <text:p text:style-name="Standard"><text:s text:c="2"/>* i_ADS1292_DATA_OUT[23:0] : ADS CH2 data <text:s text:c="9"/></text:p>
      <text:p text:style-name="Standard">* i_ADS1292_INIT_SET <text:s text:c="6"/></text:p>
      <text:p text:style-name="Standard"><text:s text:c="2"/>* 1'b1 : initiation code successfully passed to ADS <text:s text:c="6"/></text:p>
      <text:p text:style-name="Standard">* i_ADS1292_DATA_READY <text:s text:c="5"/></text:p>
      <text:p text:style-name="Standard"><text:s text:c="2"/>* 1'b1 : **i_ADS1292_DATA_OUT[71:0]** are ready to be passed by ADS <text:s text:c="6"/></text:p>
      <text:p text:style-name="Standard">* i_ADS1292_BUSY <text:s text:c="6"/></text:p>
      <text:p text:style-name="Standard"><text:s text:c="2"/>* 1'b1 : ADS either on WRITE or READ state <text:s text:c="5"/></text:p>
      <text:p text:style-name="Standard">* i_ADS1292_FAIL <text:s text:c="4"/></text:p>
      <text:p text:style-name="Standard"><text:s text:c="2"/>* 1'b1 : unexpected error occured during process <text:s text:c="5"/></text:p>
      <text:p text:style-name="Standard"/>
      <text:p text:style-name="Standard">##### System I/O <text:s text:c="5"/></text:p>
      <text:p text:style-name="Standard">* i_CLK : 25MHz clock <text:s text:c="3"/></text:p>
      <text:p text:style-name="Standard">* i_RST <text:s text:c="6"/></text:p>
      <text:p text:style-name="Standard"><text:s text:c="3"/>* 1'b1 : reset all process <text:s text:c="5"/></text:p>
      <text:p text:style-name="Standard"/>
      <text:p text:style-name="Standard"/>
      <text:p text:style-name="Standard">### Output <text:s text:c="6"/></text:p>
      <text:p text:style-name="Standard">##### UART Controller <text:s text:c="7"/></text:p>
      <text:p text:style-name="Standard">* o_UART_DATA_TX <text:s text:c="11"/></text:p>
      <text:p text:style-name="Standard"><text:s text:c="2"/>* o_UART_DATA_TX[79:72] <text:s text:c="6"/></text:p>
      <text:p text:style-name="Standard"><text:s text:c="4"/>* 8'hBB : <text:s/>send MPR sensor data <text:s text:c="7"/></text:p>
      <text:p text:style-name="Standard"><text:s text:c="4"/>* 8'hAA : send ADS sensor data <text:s text:c="6"/></text:p>
      <text:p text:style-name="Standard"><text:s text:c="4"/>* 8'h6D : send MPR register data <text:s text:c="5"/></text:p>
      <text:p text:style-name="Standard"><text:s text:c="4"/>* 8'h61 : send ADS register data <text:s text:c="7"/></text:p>
      <text:p text:style-name="Standard">* o_UART_DATA_TX_VALID <text:s text:c="5"/></text:p>
      <text:p text:style-name="Standard"><text:s text:c="3"/>* 1'b1 : 80bit data are fully recieved <text:s text:c="5"/></text:p>
      <text:p text:style-name="Standard"/>
      <text:p text:style-name="Standard">##### MPR121 <text:s text:c="4"/></text:p>
      <text:p text:style-name="Standard">* o_MPR121_REG_ADDR[7:0] : specific register address of MPR to write or read <text:s text:c="5"/></text:p>
      <text:p text:style-name="Standard"><text:soft-page-break/>* o_MPR121_DATA_IN[7:0] : data to write on specific MPR address <text:s text:c="3"/></text:p>
      <text:p text:style-name="Standard">* o_MPR121_WRITE_ENABLE <text:s text:c="5"/></text:p>
      <text:p text:style-name="Standard"><text:s text:c="2"/>* 1'b1 : order MPR to be on write state <text:s text:c="10"/></text:p>
      <text:p text:style-name="Standard">* o_MPR121_READ_ENABLE <text:s text:c="5"/></text:p>
      <text:p text:style-name="Standard"><text:s text:c="2"/>* 1'b1 : order MPR to be on data recieve state <text:s text:c="6"/></text:p>
      <text:p text:style-name="Standard"/>
      <text:p text:style-name="Standard">##### System connection with MPR121 data <text:s text:c="5"/></text:p>
      <text:p text:style-name="Standard">* o_MPR121_TOUCH_STATUS <text:s text:c="7"/></text:p>
      <text:p text:style-name="Standard"><text:s text:c="2"/>* o_MPR121_TOUCH_STATUS[11:8] : touch sensor 8~11 status <text:s text:c="6"/></text:p>
      <text:p text:style-name="Standard"><text:s text:c="2"/>* o_MPR121_TOUCH_STATUS[7:0] : touch sensor 0~7 status <text:s text:c="6"/></text:p>
      <text:p text:style-name="Standard">* o_MPR121_ERROR <text:s text:c="6"/></text:p>
      <text:p text:style-name="Standard"><text:s text:c="2"/>* 1'b1: LEDR[16] light on <text:s text:c="8"/></text:p>
      <text:p text:style-name="Standard"/>
      <text:p text:style-name="Standard">##### ADS1292 <text:s text:c="5"/></text:p>
      <text:p text:style-name="Standard">* o_ADS1292_CONTROL [2:0] <text:s text:c="12"/></text:p>
      <text:p text:style-name="Standard"><text:s text:c="2"/>* 3'b001 : ADS on system command <text:s/>mode <text:s text:c="5"/></text:p>
      <text:p text:style-name="Standard"><text:s text:c="2"/>* 3'b010 : ADS on write register mode <text:s text:c="5"/></text:p>
      <text:p text:style-name="Standard"><text:s text:c="2"/>* 3'b011 : ADS on read register mode <text:s text:c="5"/></text:p>
      <text:p text:style-name="Standard"><text:s text:c="2"/>* 3'b100 : ADS on read data continuously mode <text:s text:c="9"/></text:p>
      <text:p text:style-name="Standard"><text:s text:c="2"/>* 3'b101 : ADS on stop data continuously mode <text:s text:c="6"/></text:p>
      <text:p text:style-name="Standard"><text:s text:c="2"/>* 3'b111 : ADS on send dummy mode <text:s text:c="7"/></text:p>
      <text:p text:style-name="Standard">* o_ADS1292_COMMAND [7:0] : send user defined command according to **o_ADS1292_CONTROL[2:0]** <text:s text:c="5"/></text:p>
      <text:p text:style-name="Standard">* o_ADS1292_REG_ADDR [7:0] : specific register address of ADS to write or read <text:s text:c="6"/></text:p>
      <text:p text:style-name="Standard">* o_ADS1292_DATA_IN[ [7:0] : data to write on specific ADS address <text:s text:c="4"/></text:p>
      <text:p text:style-name="Standard"/>
      <text:p text:style-name="Standard">##### System I/O <text:s text:c="5"/></text:p>
      <text:p text:style-name="Standard">* o_CHIP_SET <text:s text:c="6"/></text:p>
      <text:p text:style-name="Standard"><text:s text:c="2"/>* 1'b1 : <text:s/>both MPR and ADS chip set done <text:s text:c="6"/></text:p>
      <text:p text:style-name="Standard">* o_RUN_SET <text:s text:c="6"/></text:p>
      <text:p text:style-name="Standard"><text:s text:c="2"/>* 1'b1 : both MPR and ADS run set done <text:s text:c="9"/></text:p>
      <text:p text:style-name="Standard">* o_CORE_BUSY <text:s text:c="7"/></text:p>
      <text:p text:style-name="Standard"><text:s text:c="2"/>* 1'b1 : both MPR and ADS on reading data state <text:s text:c="18"/></text:p>
      <text:p text:style-name="Standard"/>
      <text:p text:style-name="Standard"/>
      <text:p text:style-name="Standard"/>
      <text:p text:style-name="Standard"><text:s/>-***Italic***: module name</text:p>
      <text:p text:style-name="Standard"/>
      <text:p text:style-name="Standard"><text:s/>-**Bold**: reg or wire name</text:p>
      <text:p text:style-name="Standard"/>
      <text:p text:style-name="Standard">![screensh](./reference/Image/khu_sensor_blockdiagram.png)</text:p>
      <text:p text:style-name="Standard"/>
      <text:p text:style-name="Standard"># Content</text:p>
      <text:p text:style-name="Standard"/>
      <text:p text:style-name="Standard"/>
      <text:p text:style-name="Standard"># Module Detail</text:p>
      <text:p text:style-name="Standard"/>
      <text:p text:style-name="Standard">## UART</text:p>
      <text:p text:style-name="Standard"/>
      <text:p text:style-name="Standard"><text:soft-page-break/></text:p>
      <text:p text:style-name="Standard">- - -</text:p>
      <text:p text:style-name="Standard"/>
      <text:p text:style-name="Standard">### my_pll.v</text:p>
      <text:p text:style-name="Standard"/>
      <text:p text:style-name="Standard">- - -</text:p>
      <text:p text:style-name="Standard"/>
      <text:p text:style-name="Standard">designed phase locked loop</text:p>
      <text:p text:style-name="Standard"/>
      <text:p text:style-name="Standard">* input: 50M clock</text:p>
      <text:p text:style-name="Standard"/>
      <text:p text:style-name="Standard">* output: 5M, 25M, 100M clock</text:p>
      <text:p text:style-name="Standard"/>
      <text:p text:style-name="Standard"/>
      <text:p text:style-name="Standard">- - -</text:p>
      <text:p text:style-name="Standard"/>
      <text:p text:style-name="Standard">### uart_controller.v</text:p>
      <text:p text:style-name="Standard"/>
      <text:p text:style-name="Standard"/>
      <text:p text:style-name="Standard">* input clock: 25M <text:s/>- tried to match with MPR's clock 25M</text:p>
      <text:p text:style-name="Standard"/>
      <text:p text:style-name="Standard">* baud rate: 115200</text:p>
      <text:p text:style-name="Standard"/>
      <text:p text:style-name="Standard">* UART_CLKS_PER_BIT: 25M/115200 = 217</text:p>
      <text:p text:style-name="Standard"/>
      <text:p text:style-name="Standard">##### - LUT FOR uart_controller.v</text:p>
      <text:p text:style-name="Standard"/>
      <text:p text:style-name="Standard">|Parameters|hex|definition|</text:p>
      <text:p text:style-name="Standard">|---:|---:|---:|</text:p>
      <text:p text:style-name="Standard">|UART_SG_RUN|8'h52|Turn devices on |</text:p>
      <text:p text:style-name="Standard">|UART_SG_STOP|8'h53|Turn devices off|</text:p>
      <text:p text:style-name="Standard">|UART_SG_ADS_FINISH|8'h46| ADS Data ready|</text:p>
      <text:p text:style-name="Standard">|UART_SG_ADS_READ_REG|8'h61| ADS Register read|</text:p>
      <text:p text:style-name="Standard"/>
      <text:p text:style-name="Standard">##### - LUT FOR uart_controller state</text:p>
      <text:p text:style-name="Standard"/>
      <text:p text:style-name="Standard">|State|hex|definiton|</text:p>
      <text:p text:style-name="Standard">|---:|---|---|</text:p>
      <text:p text:style-name="Standard">|ST_IDLE|8'd0| checking 'w_uart_data_Rx' stage|</text:p>
      <text:p text:style-name="Standard">|ST_RX_READ_REG_ADDR|8'd4| PC wants to read REG, so concentrate two 'w_uart_data_Rx'|</text:p>
      <text:p text:style-name="Standard"/>
      <text:p text:style-name="Standard"/>
      <text:p text:style-name="Standard">&gt; uart_controller.v verifies data sent from PC</text:p>
      <text:p text:style-name="Standard"/>
      <text:p text:style-name="Standard"/>
      <text:p text:style-name="Standard">### uart_tx.v</text:p>
      <text:p text:style-name="Standard"/>
      <text:p text:style-name="Standard">* **i_UART_DATA_TX_VALID** bit high(1) will initiate uart_tx</text:p>
      <text:p text:style-name="Standard"/>
      <text:p text:style-name="Standard"><text:soft-page-break/>* In our case there are two types of tx data <text:s text:c="4"/></text:p>
      <text:p text:style-name="Standard"><text:s text:c="2"/>* **40Bits** : when header is **ADS_SEND_DATA**</text:p>
      <text:p text:style-name="Standard"><text:s text:c="2"/>* **24Bits** : when header is **MPR_SEND_DATA, ADS_READ_DATA, MPR_READ_DATA**</text:p>
      <text:p text:style-name="Standard"/>
      <text:p text:style-name="Standard">* The only different of two case is how many reps uart_tx has to repeat.(uart can send or receive 8 bits at once)</text:p>
      <text:p text:style-name="Standard"/>
      <text:p text:style-name="Standard">* So, from [39:32] to [7:0] start sending it by giving signal **r_uart_data_tx_valid** high(1) <text:s text:c="3"/></text:p>
      <text:p text:style-name="Standard"><text:s text:c="2"/>* **r_uart_data_tx_valid** : data setting for uart tx is ready, begin uart_tx communication</text:p>
      <text:p text:style-name="Standard"/>
      <text:p text:style-name="Standard">* **o_Tx_Active** : always goes high(1) during communication</text:p>
      <text:p text:style-name="Standard"/>
      <text:p text:style-name="Standard">* **o_Tx_Serial** : single bit data that really sent to PC. consisting **r_Tx_Data's ** from LSB to MSB</text:p>
      <text:p text:style-name="Standard">### uart_rx.v</text:p>
      <text:p text:style-name="Standard"/>
      <text:p text:style-name="Standard">* **i_Rx_Serial** (i_UART_RXD==UART_RXD) inputs low to begin ***UART_RX***</text:p>
      <text:p text:style-name="Standard"/>
      <text:p text:style-name="Standard">* After two cycle **i_Rx_Serial(i_UART_RXD)** replicated to **r_Rx_Data** <text:s/></text:p>
      <text:p text:style-name="Standard"/>
      <text:p text:style-name="Standard">* When **r_Clock_count** reaches (CLKS_PER_BIT-1)/2=108, change state to **s_RX_START_BIT**</text:p>
      <text:p text:style-name="Standard"/>
      <text:p text:style-name="Standard">* **r_Rx_Byte[7:0]** getting filled with **r_Rx_Data** from LSB to MSB (r_Rx_Data doesn't have to be low this time)</text:p>
      <text:p text:style-name="Standard"/>
      <text:p text:style-name="Standard">* After **r_Rx_Byte[7:0]** is filled, change state and wait (CLKS_PER_BIT-1) cycle</text:p>
      <text:p text:style-name="Standard"/>
      <text:p text:style-name="Standard">* When **r_Clock_count** reaches (CLKS_PER_BIT-1), state changes with register **r_Rx_Dv** high,</text:p>
      <text:p text:style-name="Standard"/>
      <text:p text:style-name="Standard">* At s_CLEANUP state change register '**r_Rx_Dv**' back to low</text:p>
      <text:p text:style-name="Standard"/>
      <text:p text:style-name="Standard">* assign **o_Rx_DV, O_Rx_Byte** with **r_Rx_DV, r_Rx_Byte**</text:p>
      <text:p text:style-name="Standard"/>
      <text:p text:style-name="Standard"/>
      <text:p text:style-name="Standard">|r_SM_Main(State) | s_IDLE | s_RX_START_BIT | s_RX_DATA_BITS | s_RX_STOP_BIT | s_CLEANUP |</text:p>
      <text:p text:style-name="Standard">|----------:|--------:|----------------:|----------------:|---------------:|-----------:|</text:p>
      <text:p text:style-name="Standard">|Cycle Cost|-|(CLKS_PER_BIT-1)/2|CLKS_PER_BIT * 8 |CLKS_PER_BIT|1|</text:p>
      <text:p text:style-name="Standard">|r_Rx_DV|0-&gt;0|0-&gt;0|0-&gt;0|0-&gt;&lt;span style="color:red"&gt;1&lt;/span&gt;|1-&gt;0|</text:p>
      <text:p text:style-name="Standard">|r_Rx_Data|0|0|1,0|1,0|1,0|</text:p>
      <text:p text:style-name="Standard">|r_Rx_Byte|00000000|00000000|hgfedcba(start from LSB)|-| -|</text:p>
      <text:p text:style-name="Standard"/>
      <text:p text:style-name="Standard"><text:s/>&gt;uart_rx.v send 8bit data PC send, plus makes output r_Rx_Dv high right after 1 byte is filled. goes back to 0 at next cycle</text:p>
      <text:p text:style-name="Standard"/>
      <text:p text:style-name="Standard"/>
      <text:p text:style-name="Standard">### sensor_core.v</text:p>
      <text:p text:style-name="Standard"><text:soft-page-break/></text:p>
      <text:p text:style-name="Standard">- - -</text:p>
      <text:p text:style-name="Standard"/>
      <text:p text:style-name="Standard">### spi_master.v</text:p>
      <text:p text:style-name="Standard"/>
      <text:p text:style-name="Standard">* input clock: 50M</text:p>
      <text:p text:style-name="Standard"/>
      <text:p text:style-name="Standard">* spi_mode=1, (CPOL,CPHA)=(0,1)</text:p>
      <text:p text:style-name="Standard"/>
      <text:p text:style-name="Standard">* CLKS_PER_HALF_BIT= 49,</text:p>
      <text:p text:style-name="Standard"/>
      <text:p text:style-name="Standard"><text:s/>- i_CLK/(CLKS_PER_HALF_BIT*2)=f_CLK=512kHz</text:p>
      <text:p text:style-name="Standard"/>
      <text:p text:style-name="Standard">##### MOSI</text:p>
      <text:p text:style-name="Standard">&gt;<text:tab/>&gt; as **i_TX_DV(r_spi_data_in_valid)** goes high for a moment, **r_SPI_CLK_Edges** becomes 16, **o_TX_Ready** becomes 1'b0 <text:s text:c="4"/></text:p>
      <text:p text:style-name="Standard">&gt; <text:tab/>&gt; to prevent unwanted data change, we used cycle delay</text:p>
      <text:p text:style-name="Standard"/>
      <text:p text:style-name="Standard">&lt;pre&gt;</text:p>
      <text:p text:style-name="Standard">&lt;code&gt;</text:p>
      <text:p text:style-name="Standard"><text:s/>always @(posedge i_Clk or negedge i_Rst_L)</text:p>
      <text:p text:style-name="Standard"><text:s text:c="2"/>begin</text:p>
      <text:p text:style-name="Standard"><text:s text:c="4"/>if (~i_Rst_L)</text:p>
      <text:p text:style-name="Standard"><text:s text:c="4"/>begin</text:p>
      <text:p text:style-name="Standard"><text:s text:c="6"/>r_TX_Byte &lt;= 8'h00;</text:p>
      <text:p text:style-name="Standard"><text:s text:c="6"/>r_TX_DV <text:s text:c="2"/>&lt;= 1'b0;</text:p>
      <text:p text:style-name="Standard"><text:s text:c="4"/>end</text:p>
      <text:p text:style-name="Standard"><text:s text:c="4"/>else</text:p>
      <text:p text:style-name="Standard"><text:s text:c="6"/>begin</text:p>
      <text:p text:style-name="Standard"><text:s text:c="8"/>r_TX_DV &lt;= i_TX_DV; // 1 clock cycle delay !!! <text:s/></text:p>
      <text:p text:style-name="Standard"><text:s text:c="8"/>if (i_TX_DV)</text:p>
      <text:p text:style-name="Standard"><text:s text:c="8"/>begin</text:p>
      <text:p text:style-name="Standard"><text:s text:c="10"/>r_TX_Byte &lt;= i_TX_Byte;</text:p>
      <text:p text:style-name="Standard"><text:s text:c="8"/>end</text:p>
      <text:p text:style-name="Standard"><text:s text:c="6"/>end</text:p>
      <text:p text:style-name="Standard"><text:s text:c="2"/>end</text:p>
      <text:p text:style-name="Standard">&lt;/code&gt;</text:p>
      <text:p text:style-name="Standard">&lt;/pre&gt;</text:p>
      <text:p text:style-name="Standard"/>
      <text:p text:style-name="Standard">&gt; <text:tab/>&gt; after **i_TX_DV** becomes low again, make SPI it's own 16 cycle using reg **r_Trailing_Egde, r_Leading_Egde**</text:p>
      <text:p text:style-name="Standard"/>
      <text:p text:style-name="Standard">&lt;p align="center"&gt;</text:p>
      <text:p text:style-name="Standard"><text:s text:c="2"/>&lt;img width="600" height="200" src="./reference/Image/spi_clock.PNG"&gt;</text:p>
      <text:p text:style-name="Standard">&lt;/p&gt;</text:p>
      <text:p text:style-name="Standard"/>
      <text:p text:style-name="Standard"/>
      <text:p text:style-name="Standard">&gt; <text:tab/>&gt; now at the Edge of spi_clock send single bit of input Byte **i_TX_Byte** from MSB to LSB</text:p>
      <text:p text:style-name="Standard"/>
      <text:p text:style-name="Standard"><text:soft-page-break/>&lt;pre&gt;</text:p>
      <text:p text:style-name="Standard">&lt;code&gt;</text:p>
      <text:p text:style-name="Standard"><text:s/>else if ((r_Leading_Edge &amp; w_CPHA) | (r_Trailing_Edge &amp; ~w_CPHA))</text:p>
      <text:p text:style-name="Standard"><text:s text:c="6"/>begin</text:p>
      <text:p text:style-name="Standard"><text:s text:c="8"/>r_TX_Bit_Count &lt;= r_TX_Bit_Count - 1;</text:p>
      <text:p text:style-name="Standard"><text:s text:c="8"/>o_SPI_MOSI <text:s text:c="4"/>&lt;= r_TX_Byte[r_TX_Bit_Count];</text:p>
      <text:p text:style-name="Standard"><text:s/>end</text:p>
      <text:p text:style-name="Standard">&lt;/code&gt;</text:p>
      <text:p text:style-name="Standard">&lt;/pre&gt; <text:s/></text:p>
      <text:p text:style-name="Standard"/>
      <text:p text:style-name="Standard">&gt;<text:tab/>&gt; when data(**o_MOSI**) send is done, give **o_TX_Ready** 1'b1</text:p>
      <text:p text:style-name="Standard"/>
      <text:p text:style-name="Standard"/>
      <text:p text:style-name="Standard">###### MISO</text:p>
      <text:p text:style-name="Standard"/>
      <text:p text:style-name="Standard">&gt;<text:tab/>&gt; When **i_TX_DV** turns to high(1'b1),ini <text:s text:c="4"/></text:p>
      <text:p text:style-name="Standard">&gt;<text:tab/>&gt; Start filling **o_RX_Byte[7:0]** with **i_SPI_MISO[0:0]** ( will cost 7 cycle) <text:s text:c="4"/></text:p>
      <text:p text:style-name="Standard"/>
      <text:p text:style-name="Standard">&lt;pre&gt;</text:p>
      <text:p text:style-name="Standard">&lt;code&gt;</text:p>
      <text:p text:style-name="Standard"><text:s/>if (o_TX_Ready)</text:p>
      <text:p text:style-name="Standard"><text:s text:c="6"/>begin</text:p>
      <text:p text:style-name="Standard"><text:s text:c="8"/>r_RX_Bit_Count &lt;= 3'b111;</text:p>
      <text:p text:style-name="Standard"><text:s text:c="6"/>end</text:p>
      <text:p text:style-name="Standard"><text:s text:c="6"/>else if ((r_Leading_Edge &amp; ~w_CPHA) | (r_Trailing_Edge &amp; w_CPHA))</text:p>
      <text:p text:style-name="Standard"><text:s text:c="6"/>begin</text:p>
      <text:p text:style-name="Standard"><text:s text:c="8"/>o_RX_Byte[r_RX_Bit_Count] &lt;= i_SPI_MISO;</text:p>
      <text:p text:style-name="Standard"><text:s text:c="8"/>r_RX_Bit_Count <text:s text:c="11"/>&lt;= r_RX_Bit_Count - 1;</text:p>
      <text:p text:style-name="Standard"><text:s text:c="8"/>if (r_RX_Bit_Count == 3'b000)</text:p>
      <text:p text:style-name="Standard"><text:s text:c="8"/>begin</text:p>
      <text:p text:style-name="Standard"><text:s text:c="10"/>o_RX_DV <text:s text:c="2"/>&lt;= 1'b1; <text:s text:c="2"/>// Byte done, pulse Data Valid</text:p>
      <text:p text:style-name="Standard"><text:s text:c="8"/>end</text:p>
      <text:p text:style-name="Standard"><text:s text:c="6"/>end</text:p>
      <text:p text:style-name="Standard">&lt;/code&gt;</text:p>
      <text:p text:style-name="Standard">&lt;/pre&gt;</text:p>
      <text:p text:style-name="Standard"/>
      <text:p text:style-name="Standard">&gt;<text:tab/>&gt; When **o_RX_Byte** is all filled, export **o_RX_DV &lt;= 1'b1**</text:p>
      <text:p text:style-name="Standard"/>
      <text:p text:style-name="Standard">### ads1292_controller.v</text:p>
      <text:p text:style-name="Standard"/>
      <text:p text:style-name="Standard">* input clock: 50M</text:p>
      <text:p text:style-name="Standard"/>
      <text:p text:style-name="Standard">* **o_ADS1292_START** : 1'b1 when ads starts, start here means when ads returns data. So at RREG or WREG <text:s/>command, **o_ADS1292_START** goes 1'b0</text:p>
      <text:p text:style-name="Standard"/>
      <text:p text:style-name="Standard">* **o_SPI_CSN** : meaning chip select, there are various chips(ex. ADS1292, ADS1291 ... ) and you can only communicate with one chip using SPI protocol.</text:p>
      <text:p text:style-name="Standard"><text:s text:c="3"/>- After the serial communication is finished, ***always wait four or more tCLK cycles*** before taking CS high <text:s text:c="3"/></text:p>
      <text:p text:style-name="Standard"><text:soft-page-break/><text:s text:c="3"/>- When CS is taken high, the serial interface is reset(SCLK and DIN are ignored,and DOUT enters a high-impedance state)</text:p>
      <text:p text:style-name="Standard"/>
      <text:p text:style-name="Standard">* **i_ADS1292_DRDY** : output of ads1292, meaning new conversion data are ready</text:p>
      <text:p text:style-name="Standard"/>
      <text:p text:style-name="Standard">### mpr121_controller.v</text:p>
      <text:p text:style-name="Standard"/>
      <text:p text:style-name="Standard">### i2c_master.v</text:p>
      <text:p text:style-name="Standard"/>
      <text:p text:style-name="Standard">### khu_sensor_top.v(top module)</text:p>
      <text:p text:style-name="Standard"/>
      <text:p text:style-name="Standard"/>
      <text:p text:style-name="Standard"># khu_sensor</text:p>
      <text:p text:style-name="Standard"/>
      <text:p text:style-name="Standard">## Introduction</text:p>
      <text:p text:style-name="Standard"/>
      <text:p text:style-name="Standard">## Contents</text:p>
      <text:p text:style-name="Standard"/>
      <text:p text:style-name="Standard">* [Prerequesites](#prerequisites)</text:p>
      <text:p text:style-name="Standard">* [BlockDiagram](#BlockDiagram)</text:p>
      <text:p text:style-name="Standard">* [Modules](#Modules)</text:p>
      <text:p text:style-name="Standard"><text:tab/>- [khu_sensor_top](#khu_sensor_top)</text:p>
      <text:p text:style-name="Standard"><text:tab/>- [ads1292_controller](#ads1292_controller)</text:p>
      <text:p text:style-name="Standard"><text:tab/> <text:s/>+ [spi_master](#spi_master)</text:p>
      <text:p text:style-name="Standard"><text:tab/>- [mpr121_controller](#mpr121_controller)</text:p>
      <text:p text:style-name="Standard"><text:tab/> <text:s/>+ [i2c_master](#i2c_master)</text:p>
      <text:p text:style-name="Standard"><text:tab/>- [sensor_core](#sensor_core)</text:p>
      <text:p text:style-name="Standard"><text:tab/>- [uart_controller](#uart_controller)</text:p>
      <text:p text:style-name="Standard"><text:tab/> <text:s/>+ [uart_rx](#uart_rx)</text:p>
      <text:p text:style-name="Standard"><text:tab/> <text:s/>+ [uart_tx](#uart_tx)</text:p>
      <text:p text:style-name="Standard">* [Reference](#Reference)</text:p>
      <text:p text:style-name="Standard"/>
      <text:p text:style-name="Standard"/>
      <text:p text:style-name="Standard"/>
      <text:p text:style-name="Standard"/>
      <text:p text:style-name="Standard">## Prerequisites</text:p>
      <text:p text:style-name="Standard"/>
      <text:p text:style-name="Standard">- Quartus II (Version 15.0)</text:p>
      <text:p text:style-name="Standard">- DE2-115 Board (Cyclone IV E, EP4CE115F29C7)</text:p>
      <text:p text:style-name="Standard">- MPR121 (Touch Sensor)</text:p>
      <text:p text:style-name="Standard">- ADS1292 (ECG Sensors)</text:p>
      <text:p text:style-name="Standard"/>
      <text:p text:style-name="Standard"/>
      <text:p text:style-name="Standard">## BlockDiagram</text:p>
      <text:p text:style-name="Standard">![Block Diagram](./reference/Image/khu_sensor_blockdiagram.png)</text:p>
      <text:p text:style-name="Standard"/>
      <text:p text:style-name="Standard"/>
      <text:p text:style-name="Standard">## Modules</text:p>
      <text:p text:style-name="Standard"/>
      <text:p text:style-name="Standard"><text:soft-page-break/>## khu_sensor_top</text:p>
      <text:p text:style-name="Standard">'khu_sensor_top' module assigns pins of fpga to parameters. The parameters are used to communicate with ADS1292(SPI), MPR121(I2C), PC(UART).</text:p>
      <text:p text:style-name="Standard"/>
      <text:p text:style-name="Standard">## ads1292_controller</text:p>
      <text:p text:style-name="Standard">'ads1292_controller' module directly communicates with ADS1292 sensor through spi_master. States are defined in this module, and parameters are set valid to each state. The parameters defiend by reference/ADS1292/ADS1292.pdf. <text:s text:c="7"/></text:p>
      <text:p text:style-name="Standard"/>
      <text:p text:style-name="Standard">### Input Port</text:p>
      <text:p text:style-name="Standard"/>
      <text:p text:style-name="Standard">* i_CLK</text:p>
      <text:p text:style-name="Standard"><text:s text:c="2"/>* 50MHz</text:p>
      <text:p text:style-name="Standard"/>
      <text:p text:style-name="Standard">* i_RSTN</text:p>
      <text:p text:style-name="Standard"><text:s text:c="2"/>* It is pulled low when reset button(KEY[0]) is clicked.</text:p>
      <text:p text:style-name="Standard"/>
      <text:p text:style-name="Standard">* [2:0] i_ADS1292_CONTROL : Decide ADS1292's mode <text:s text:c="4"/></text:p>
      <text:p text:style-name="Standard"><text:s text:c="2"/>* 3'b000 -&gt; IDLE mode <text:s text:c="5"/></text:p>
      <text:p text:style-name="Standard"><text:s text:c="2"/>* 3'b001 -&gt; SYSCMD mode <text:s text:c="5"/></text:p>
      <text:p text:style-name="Standard"><text:s text:c="2"/>* 3'b010 -&gt; WREG mode</text:p>
      <text:p text:style-name="Standard"><text:s text:c="2"/>* 3'b011 -&gt; RREG mode <text:s text:c="5"/></text:p>
      <text:p text:style-name="Standard"><text:s text:c="2"/>* 3'b100 -&gt; RDATAC mode <text:s text:c="5"/></text:p>
      <text:p text:style-name="Standard"><text:s text:c="2"/>* 3'b101 -&gt; SDATAC mode <text:s text:c="5"/></text:p>
      <text:p text:style-name="Standard"><text:s text:c="2"/>* 3'b111 -&gt; DUMMY mode <text:s text:c="5"/></text:p>
      <text:p text:style-name="Standard"/>
      <text:p text:style-name="Standard">* [7:0] i_ADS1292_COMMAND : Defined opcode command for setting ADS's state <text:s text:c="2"/></text:p>
      <text:p text:style-name="Standard"><text:s text:c="2"/>* 8'h06 -&gt; RESET <text:s text:c="7"/></text:p>
      <text:p text:style-name="Standard"><text:s text:c="2"/>* 8'h08 -&gt; START <text:s text:c="5"/></text:p>
      <text:p text:style-name="Standard"><text:s text:c="2"/>* 8'h0A -&gt; STOP <text:s text:c="5"/></text:p>
      <text:p text:style-name="Standard"><text:s text:c="2"/>* 8'h10 -&gt; RDATAC <text:s text:c="7"/></text:p>
      <text:p text:style-name="Standard"><text:s text:c="2"/>* 8'h11 -&gt; SDATAC <text:s text:c="6"/></text:p>
      <text:p text:style-name="Standard"/>
      <text:p text:style-name="Standard">* [7:0] i_ADS1292_REG_ADDR : Register address to write or read data <text:s text:c="2"/></text:p>
      <text:p text:style-name="Standard"><text:s text:c="2"/>* 8'h01 -&gt; CONFIG1 <text:s text:c="5"/></text:p>
      <text:p text:style-name="Standard"><text:s text:c="2"/>* 8'h02 -&gt; CONFIG2 <text:s text:c="10"/></text:p>
      <text:p text:style-name="Standard"><text:s text:c="2"/>* 8'h03 -&gt; LOFF <text:s text:c="9"/></text:p>
      <text:p text:style-name="Standard"><text:s text:c="2"/>* 8'h04 -&gt; CH1SET <text:s text:c="6"/></text:p>
      <text:p text:style-name="Standard"><text:s text:c="2"/>* 8'h05 -&gt; CH2SET <text:s text:c="8"/></text:p>
      <text:p text:style-name="Standard"><text:s text:c="2"/>* 8'h06 -&gt; RLD_SENS <text:s text:c="5"/></text:p>
      <text:p text:style-name="Standard"><text:s text:c="2"/>* 8'h07 -&gt; LOFF_SENS <text:s text:c="6"/></text:p>
      <text:p text:style-name="Standard"><text:s text:c="2"/>* 8'h08 -&gt; LOFF_STAT <text:s text:c="7"/></text:p>
      <text:p text:style-name="Standard"><text:s text:c="2"/>* 8'h09 -&gt; RESP1 <text:s text:c="7"/></text:p>
      <text:p text:style-name="Standard"><text:s text:c="2"/>* 8'h0A -&gt; RESP2 <text:s text:c="7"/></text:p>
      <text:p text:style-name="Standard"><text:s text:c="2"/>* 8'h0B -&gt; GPIO <text:s text:c="9"/></text:p>
      <text:p text:style-name="Standard"/>
      <text:p text:style-name="Standard">* [7:0] i_ADS1292_DATA_IN : Register data to be written in specific register <text:s text:c="2"/></text:p>
      <text:p text:style-name="Standard"><text:s text:c="2"/>* 8'h01 -&gt; written in CONFIG1 <text:s/></text:p>
      <text:p text:style-name="Standard"><text:s text:c="2"/>* 8'hE0 -&gt; written in CONFIG2 <text:s/></text:p>
      <text:p text:style-name="Standard"><text:soft-page-break/><text:s text:c="2"/>* 8'h10 -&gt; written in LOFF <text:s/></text:p>
      <text:p text:style-name="Standard"><text:s text:c="2"/>* 8'h00 -&gt; written in CH1SET <text:s/></text:p>
      <text:p text:style-name="Standard"><text:s text:c="2"/>* 8'h00 -&gt; written in CH2SET <text:s/></text:p>
      <text:p text:style-name="Standard"><text:s text:c="2"/>* 8'h2C -&gt; written in RLD_SENS <text:s/></text:p>
      <text:p text:style-name="Standard"><text:s text:c="2"/>* 8'h0E -&gt; written in LOFF_SENS <text:s/></text:p>
      <text:p text:style-name="Standard"><text:s text:c="2"/>* 8'h00 -&gt; written in LOFF_STAT <text:s/></text:p>
      <text:p text:style-name="Standard"><text:s text:c="2"/>* 8'h02 -&gt; written in RESP1 <text:s/></text:p>
      <text:p text:style-name="Standard"><text:s text:c="2"/>* 8'h87 -&gt; written in RESP2 <text:s/></text:p>
      <text:p text:style-name="Standard"><text:s text:c="2"/>* 8'h00 -&gt; written in GPIO <text:s/></text:p>
      <text:p text:style-name="Standard"/>
      <text:p text:style-name="Standard">* i_SPI_MISO : 1 bit data that ADS1292 sends to DE2-115 <text:s text:c="3"/></text:p>
      <text:p text:style-name="Standard"><text:s text:c="2"/>* Written data of register : In RREG mode <text:s text:c="5"/></text:p>
      <text:p text:style-name="Standard"><text:s text:c="2"/>* Conversion data (1bit out of 72bit) : In RDATAC mode <text:s text:c="5"/></text:p>
      <text:p text:style-name="Standard"/>
      <text:p text:style-name="Standard">* i_ADS1292_DRDY : 1bit data that ADS1292 sends to DE2-115 when <text:s/>conversion data ready <text:s text:c="2"/></text:p>
      <text:p text:style-name="Standard"><text:s text:c="2"/>* First 1'b0 -&gt; 1'b1 : Go High with start pin</text:p>
      <text:p text:style-name="Standard"><text:s text:c="2"/>* First 1'b1 -&gt; 1'b0 : Conversion data is ready</text:p>
      <text:p text:style-name="Standard"><text:s text:c="2"/>* Second 1'b0 -&gt; 1'b1 : Output conversion data</text:p>
      <text:p text:style-name="Standard"/>
      <text:p text:style-name="Standard">### Output Port</text:p>
      <text:p text:style-name="Standard"/>
      <text:p text:style-name="Standard">* reg [71:0] o_ADS1292_DATA_OUT <text:s text:c="2"/></text:p>
      <text:p text:style-name="Standard"><text:s text:c="2"/>* In RDATAC mode, a set of 1'bit i_SPI_MISO data. <text:s/></text:p>
      <text:p text:style-name="Standard"/>
      <text:p text:style-name="Standard">* reg o_ADS1292_INIT_SET <text:s text:c="2"/></text:p>
      <text:p text:style-name="Standard"><text:s text:c="2"/>* It is pulled high when ADS1292 wait for power-on reset. <text:s/></text:p>
      <text:p text:style-name="Standard"/>
      <text:p text:style-name="Standard">* reg o_ADS1292_DATA_READY <text:s text:c="2"/></text:p>
      <text:p text:style-name="Standard"><text:s text:c="2"/>* In RDATAC mode, it goes high when 72bit conversion data are ready <text:s/></text:p>
      <text:p text:style-name="Standard"/>
      <text:p text:style-name="Standard">* reg o_ADS1292_BUSY <text:s text:c="2"/></text:p>
      <text:p text:style-name="Standard"><text:s text:c="2"/>* It goes high when ADS1292 operates in a particular mode. <text:s/></text:p>
      <text:p text:style-name="Standard"/>
      <text:p text:style-name="Standard">* reg o_ADS1292_FAIL <text:s text:c="2"/></text:p>
      <text:p text:style-name="Standard"/>
      <text:p text:style-name="Standard">* [15:0] o_ads_reg_c <text:s text:c="2"/></text:p>
      <text:p text:style-name="Standard"><text:s text:c="2"/>* In RREG mode, o_ads_reg_c is the combination of r_ads_reg_a and r_ads_reg_b. <text:s/></text:p>
      <text:p text:style-name="Standard"><text:tab/>r_ads_reg_a is register address to read. <text:s/></text:p>
      <text:p text:style-name="Standard"><text:tab/>r_ads_reg_b is (number of registers to read at the same time) -1. <text:s/></text:p>
      <text:p text:style-name="Standard"/>
      <text:p text:style-name="Standard"><text:s text:c="4"/>* Example <text:s/></text:p>
      <text:p text:style-name="Standard"><text:tab/>If you want read CONFIG1, CONFIG2, LOFF at the same time, o_ads_reg_c &lt;= 0010000100000010. <text:s text:c="3"/></text:p>
      <text:p text:style-name="Standard"><text:tab/>If you want read LOFF only, o_ads_reg_c &lt;= 0010001100000000 <text:s/></text:p>
      <text:p text:style-name="Standard"/>
      <text:p text:style-name="Standard">* o_SPI_CLK <text:s text:c="2"/></text:p>
      <text:p text:style-name="Standard"><text:s text:c="2"/>* SCLK determined by CLKS_PER_HALF_BIT is assigned this port. <text:s/></text:p>
      <text:p text:style-name="Standard"><text:s text:c="2"/>* CLKS_PER_HALF_BIT is 25, so o_SPI_CLK &lt;= 1MHz (50M / (25 * 2)) <text:s/></text:p>
      <text:p text:style-name="Standard"/>
      <text:p text:style-name="Standard"><text:soft-page-break/>* o_SPI_MOSI <text:s text:c="2"/></text:p>
      <text:p text:style-name="Standard"><text:s text:c="2"/>* It is 1bit piece of bits that DE2-115 sends to ADS1292, including opcode, register addree etc. <text:s/></text:p>
      <text:p text:style-name="Standard"/>
      <text:p text:style-name="Standard">* o_ADS1292_RESET <text:s text:c="2"/></text:p>
      <text:p text:style-name="Standard"><text:s text:c="2"/>* It is pulled high at idle mode, power on reset state. <text:s/></text:p>
      <text:p text:style-name="Standard"/>
      <text:p text:style-name="Standard">* o_ADS1292_START <text:s text:c="2"/></text:p>
      <text:p text:style-name="Standard"><text:s text:c="2"/>* It goes high when start pin is pulled high or in RDATAC mode.</text:p>
      <text:p text:style-name="Standard"/>
      <text:p text:style-name="Standard">* o_SPI_CSN <text:s text:c="2"/></text:p>
      <text:p text:style-name="Standard"><text:s text:c="2"/>* It remain low when ADS1292 communicate with master. <text:s/></text:p>
      <text:p text:style-name="Standard"><text:tab/> It goes high in idle mode or waiting specific state.</text:p>
      <text:p text:style-name="Standard"/>
      <text:p text:style-name="Standard"/>
      <text:p text:style-name="Standard"/>
      <text:p text:style-name="Standard"/>
      <text:p text:style-name="Standard">## sensor_core</text:p>
      <text:p text:style-name="Standard">### Input <text:s text:c="4"/></text:p>
      <text:p text:style-name="Standard">##### UART Controller <text:s text:c="3"/></text:p>
      <text:p text:style-name="Standard">* i_UART_DATA_TX_READY <text:s text:c="6"/></text:p>
      <text:p text:style-name="Standard"><text:s text:c="2"/>* 1'b1: either MPR121 or ADS1292 fully received Bio-signal <text:s text:c="4"/></text:p>
      <text:p text:style-name="Standard">* i_UART_DATA_RX[15:8] <text:s text:c="4"/></text:p>
      <text:p text:style-name="Standard"><text:s text:c="2"/>* 8'h6D : read setted data from MPR reg address **i_UART_DATA_RX[7:0]** <text:s text:c="12"/></text:p>
      <text:p text:style-name="Standard"><text:s text:c="2"/>* 8'h61 : read setted data from ADS reg address **i_UART_DATA_RX[7:0]** <text:s text:c="20"/></text:p>
      <text:p text:style-name="Standard"><text:s text:c="2"/>* 8'h52 : Alternately get bio_signal from MPR and ADS <text:s text:c="7"/></text:p>
      <text:p text:style-name="Standard"><text:s text:c="2"/>* 8'h53 : stop getting bio_signal from MPR and ADS <text:s text:c="5"/></text:p>
      <text:p text:style-name="Standard"><text:s text:c="2"/>* __8'h46 : ???__ <text:s text:c="4"/></text:p>
      <text:p text:style-name="Standard"><text:s text:c="2"/>* __8'h66 : ???__ <text:s text:c="4"/><text:tab/></text:p>
      <text:p text:style-name="Standard">* i_UART_DATA_RX_VALID <text:s text:c="9"/></text:p>
      <text:p text:style-name="Standard"><text:s text:c="2"/>* 1'b1: FPGA fully recieved single byte info from UART <text:s text:c="2"/></text:p>
      <text:p text:style-name="Standard"/>
      <text:p text:style-name="Standard">##### MPR121 <text:s text:c="4"/></text:p>
      <text:p text:style-name="Standard">* i_MPR121_DATA_OUT[7:0] <text:s text:c="9"/></text:p>
      <text:p text:style-name="Standard"><text:s text:c="2"/>* alternately recieve touch status from sensor **0~7** and **8~11** <text:s text:c="7"/></text:p>
      <text:p text:style-name="Standard">* i_MPR121_INIT_SET <text:s text:c="5"/></text:p>
      <text:p text:style-name="Standard"><text:s text:c="2"/>* 1'b1 : initiation code successfully passed to MPR <text:s text:c="5"/></text:p>
      <text:p text:style-name="Standard">* i_MPR121_BUSY <text:s text:c="6"/></text:p>
      <text:p text:style-name="Standard"><text:s text:c="2"/>* 1'b1 : MPR either on WRITE or READ state <text:s text:c="6"/></text:p>
      <text:p text:style-name="Standard">* i_MPR121_FAIL <text:s text:c="4"/></text:p>
      <text:p text:style-name="Standard"><text:s text:c="2"/>* 1'b1 : unexpected error occured during process <text:s text:c="8"/></text:p>
      <text:p text:style-name="Standard"/>
      <text:p text:style-name="Standard">##### ADS1292 <text:s text:c="5"/></text:p>
      <text:p text:style-name="Standard">* i_ADS1292_DATA_OUT <text:s text:c="6"/></text:p>
      <text:p text:style-name="Standard"><text:s text:c="2"/>* i_ADS1292_DATA_OUT[71:48] : ADS status data <text:s text:c="5"/></text:p>
      <text:p text:style-name="Standard"><text:s text:c="2"/>* i_ADS1292_DATA_OUT[47:24] ; ADS CH1 data <text:s text:c="5"/></text:p>
      <text:p text:style-name="Standard"><text:s text:c="2"/>* i_ADS1292_DATA_OUT[23:0] : ADS CH2 data <text:s text:c="9"/></text:p>
      <text:p text:style-name="Standard">* i_ADS1292_INIT_SET <text:s text:c="6"/></text:p>
      <text:p text:style-name="Standard"><text:s text:c="2"/>* 1'b1 : initiation code successfully passed to ADS <text:s text:c="6"/></text:p>
      <text:p text:style-name="Standard">* i_ADS1292_DATA_READY <text:s text:c="5"/></text:p>
      <text:p text:style-name="Standard"><text:soft-page-break/><text:s text:c="2"/>* 1'b1 : **i_ADS1292_DATA_OUT[71:0]** are ready to be passed by ADS <text:s text:c="6"/></text:p>
      <text:p text:style-name="Standard">* i_ADS1292_BUSY <text:s text:c="6"/></text:p>
      <text:p text:style-name="Standard"><text:s text:c="2"/>* 1'b1 : ADS either on WRITE or READ state <text:s text:c="5"/></text:p>
      <text:p text:style-name="Standard">* i_ADS1292_FAIL <text:s text:c="4"/></text:p>
      <text:p text:style-name="Standard"><text:s text:c="2"/>* 1'b1 : unexpected error occured during process <text:s text:c="5"/></text:p>
      <text:p text:style-name="Standard"/>
      <text:p text:style-name="Standard">##### System I/O <text:s text:c="5"/></text:p>
      <text:p text:style-name="Standard">* i_CLK : 25MHz clock <text:s text:c="3"/></text:p>
      <text:p text:style-name="Standard">* i_RST <text:s text:c="6"/></text:p>
      <text:p text:style-name="Standard"><text:s text:c="3"/>* 1'b1 : reset all process <text:s text:c="5"/></text:p>
      <text:p text:style-name="Standard"/>
      <text:p text:style-name="Standard"/>
      <text:p text:style-name="Standard">### Output <text:s text:c="6"/></text:p>
      <text:p text:style-name="Standard">##### UART Controller <text:s text:c="7"/></text:p>
      <text:p text:style-name="Standard">* o_UART_DATA_TX <text:s text:c="11"/></text:p>
      <text:p text:style-name="Standard"><text:s text:c="2"/>* o_UART_DATA_TX[79:72] <text:s text:c="6"/></text:p>
      <text:p text:style-name="Standard"><text:s text:c="4"/>* 8'hBB : <text:s/>send MPR sensor data <text:s text:c="7"/></text:p>
      <text:p text:style-name="Standard"><text:s text:c="4"/>* 8'hAA : send ADS sensor data <text:s text:c="6"/></text:p>
      <text:p text:style-name="Standard"><text:s text:c="4"/>* 8'h6D : send MPR register data <text:s text:c="5"/></text:p>
      <text:p text:style-name="Standard"><text:s text:c="4"/>* 8'h61 : send ADS register data <text:s text:c="7"/></text:p>
      <text:p text:style-name="Standard">* o_UART_DATA_TX_VALID <text:s text:c="5"/></text:p>
      <text:p text:style-name="Standard"><text:s text:c="3"/>* 1'b1 : 80bit data are fully recieved <text:s text:c="5"/></text:p>
      <text:p text:style-name="Standard"/>
      <text:p text:style-name="Standard">##### MPR121 <text:s text:c="4"/></text:p>
      <text:p text:style-name="Standard">* o_MPR121_REG_ADDR[7:0] : specific register address of MPR to write or read <text:s text:c="5"/></text:p>
      <text:p text:style-name="Standard">* o_MPR121_DATA_IN[7:0] : data to write on specific MPR address <text:s text:c="3"/></text:p>
      <text:p text:style-name="Standard">* o_MPR121_WRITE_ENABLE <text:s text:c="5"/></text:p>
      <text:p text:style-name="Standard"><text:s text:c="2"/>* 1'b1 : order MPR to be on write state <text:s text:c="10"/></text:p>
      <text:p text:style-name="Standard">* o_MPR121_READ_ENABLE <text:s text:c="5"/></text:p>
      <text:p text:style-name="Standard"><text:s text:c="2"/>* 1'b1 : order MPR to be on data recieve state <text:s text:c="6"/></text:p>
      <text:p text:style-name="Standard"/>
      <text:p text:style-name="Standard">##### System connection with MPR121 data <text:s text:c="5"/></text:p>
      <text:p text:style-name="Standard">* o_MPR121_TOUCH_STATUS <text:s text:c="7"/></text:p>
      <text:p text:style-name="Standard"><text:s text:c="2"/>* o_MPR121_TOUCH_STATUS[11:8] : touch sensor 8~11 status <text:s text:c="6"/></text:p>
      <text:p text:style-name="Standard"><text:s text:c="2"/>* o_MPR121_TOUCH_STATUS[7:0] : touch sensor 0~7 status <text:s text:c="6"/></text:p>
      <text:p text:style-name="Standard">* o_MPR121_ERROR <text:s text:c="6"/></text:p>
      <text:p text:style-name="Standard"><text:s text:c="2"/>* 1'b1: LEDR[16] light on <text:s text:c="8"/></text:p>
      <text:p text:style-name="Standard"/>
      <text:p text:style-name="Standard">##### ADS1292 <text:s text:c="5"/></text:p>
      <text:p text:style-name="Standard">* o_ADS1292_CONTROL [2:0] <text:s text:c="12"/></text:p>
      <text:p text:style-name="Standard"><text:s text:c="2"/>* 3'b001 : ADS on system command <text:s/>mode <text:s text:c="5"/></text:p>
      <text:p text:style-name="Standard"><text:s text:c="2"/>* 3'b010 : ADS on write register mode <text:s text:c="5"/></text:p>
      <text:p text:style-name="Standard"><text:s text:c="2"/>* 3'b011 : ADS on read register mode <text:s text:c="5"/></text:p>
      <text:p text:style-name="Standard"><text:s text:c="2"/>* 3'b100 : ADS on read data continuously mode <text:s text:c="9"/></text:p>
      <text:p text:style-name="Standard"><text:s text:c="2"/>* 3'b101 : ADS on stop data continuously mode <text:s text:c="6"/></text:p>
      <text:p text:style-name="Standard"><text:s text:c="2"/>* 3'b111 : ADS on send dummy mode <text:s text:c="7"/></text:p>
      <text:p text:style-name="Standard">* o_ADS1292_COMMAND [7:0] : send user defined command according to **o_ADS1292_CONTROL[2:0]** <text:s text:c="5"/></text:p>
      <text:p text:style-name="Standard">* o_ADS1292_REG_ADDR [7:0] : specific register address of ADS to write or read <text:s text:c="6"/></text:p>
      <text:p text:style-name="Standard"><text:soft-page-break/>* o_ADS1292_DATA_IN[ [7:0] : data to write on specific ADS address <text:s text:c="4"/></text:p>
      <text:p text:style-name="Standard"/>
      <text:p text:style-name="Standard">##### System I/O <text:s text:c="5"/></text:p>
      <text:p text:style-name="Standard">* o_CHIP_SET <text:s text:c="6"/></text:p>
      <text:p text:style-name="Standard"><text:s text:c="2"/>* 1'b1 : <text:s/>both MPR and ADS chip set done <text:s text:c="6"/></text:p>
      <text:p text:style-name="Standard">* o_RUN_SET <text:s text:c="6"/></text:p>
      <text:p text:style-name="Standard"><text:s text:c="2"/>* 1'b1 : both MPR and ADS run set done <text:s text:c="9"/></text:p>
      <text:p text:style-name="Standard">* o_CORE_BUSY <text:s text:c="7"/></text:p>
      <text:p text:style-name="Standard"><text:s text:c="2"/>* 1'b1 : both MPR and ADS on reading data state</text:p>
      <text:p text:style-name="Standard"/>
      <text:p text:style-name="Standard">## uart_controller</text:p>
      <text:p text:style-name="Standard"/>
      <text:p text:style-name="Standard">#### Register Set</text:p>
      <text:p text:style-name="Standard">If you want to modify value of each register, refer to the description of register in the [datasheet](./reference/MPR121/MPR121.pdf).</text:p>
      <text:p text:style-name="Standard"/>
      <text:p text:style-name="Standard">|Register Name|Address|Value|Register Name|Address|Value|</text:p>
      <text:p text:style-name="Standard">|----|----|----|----|----|----|</text:p>
      <text:p text:style-name="Standard">|Maximum Half Delta Rising Register|8'h2B|8'h01|Noise Half Delta <text:s/>Amount Rising Register|8'h2C|8'h01|</text:p>
      <text:p text:style-name="Standard">|Noise Count Limit Rising Register|8'h2D|8'h0E|Filter Delay Count Limit Rising Register|8'h2E|8'h00|</text:p>
      <text:p text:style-name="Standard">|MHD Falling Register|8'h2F|8'h01|NHD Amount Falling Register|8'h30|8'h05|</text:p>
      <text:p text:style-name="Standard">|NCL Falling Register|8'h31|8'h01|FDL Falling Register|8'h32|8'h00|</text:p>
      <text:p text:style-name="Standard">|NHD Amount Touched Register|8'h33|8'h00|NCL Touched Register|8'h34|8'h00|</text:p>
      <text:p text:style-name="Standard">|FDL Touched Register|8'h35|8'h00|Debounce Touch &amp; Release Register|8'h5B|8'h00|</text:p>
      <text:p text:style-name="Standard">|Filter/Global CDC Configuration Register|8'h5C|8'h10|Filter/Global CDT Configuration Register|8'h5D|8'h20|</text:p>
      <text:p text:style-name="Standard">|Electrode Configuration (MHD) Register|8'h5E|8'h8F|AUTO-CONFIG Control Register 0|8'h7B|8'h0B|</text:p>
      <text:p text:style-name="Standard">|AUTO-CONFIG USL Register|8'h7D|8'h9C|AUTO-CONFIG LSL Register|8'h7E|8'h65|</text:p>
      <text:p text:style-name="Standard">|AUTO-CONFIG Target Level Register|8'h7F|8'h8C|Soft Reset Register|8'h80|8'h63|</text:p>
      <text:p text:style-name="Standard"/>
      <text:p text:style-name="Standard"/>
      <text:p text:style-name="Standard"/>
      <text:p text:style-name="Standard"># Module Detail</text:p>
      <text:p text:style-name="Standard"/>
      <text:p text:style-name="Standard">## UART</text:p>
      <text:p text:style-name="Standard"/>
      <text:p text:style-name="Standard"/>
      <text:p text:style-name="Standard">- - -</text:p>
      <text:p text:style-name="Standard"/>
      <text:p text:style-name="Standard">### my_pll.v</text:p>
      <text:p text:style-name="Standard"/>
      <text:p text:style-name="Standard">- - -</text:p>
      <text:p text:style-name="Standard"/>
      <text:p text:style-name="Standard">designed phase locked loop</text:p>
      <text:p text:style-name="Standard"/>
      <text:p text:style-name="Standard">* input: 50M clock</text:p>
      <text:p text:style-name="Standard"/>
      <text:p text:style-name="Standard"><text:soft-page-break/>* output: 5M, 25M, 100M clock</text:p>
      <text:p text:style-name="Standard"/>
      <text:p text:style-name="Standard"/>
      <text:p text:style-name="Standard">- - -</text:p>
      <text:p text:style-name="Standard"/>
      <text:p text:style-name="Standard">### uart_controller.v</text:p>
      <text:p text:style-name="Standard"/>
      <text:p text:style-name="Standard"/>
      <text:p text:style-name="Standard">* input clock: 25M <text:s/>- tried to match with MPR's clock 25M</text:p>
      <text:p text:style-name="Standard"/>
      <text:p text:style-name="Standard">* baud rate: 115200</text:p>
      <text:p text:style-name="Standard"/>
      <text:p text:style-name="Standard">* UART_CLKS_PER_BIT: 25M/115200 = 217</text:p>
      <text:p text:style-name="Standard"/>
      <text:p text:style-name="Standard">##### - LUT FOR uart_controller.v</text:p>
      <text:p text:style-name="Standard"/>
      <text:p text:style-name="Standard">|Parameters|hex|definition|</text:p>
      <text:p text:style-name="Standard">|---:|---:|---:|</text:p>
      <text:p text:style-name="Standard">|UART_SG_RUN|8'h52|Turn devices on |</text:p>
      <text:p text:style-name="Standard">|UART_SG_STOP|8'h53|Turn devices off|</text:p>
      <text:p text:style-name="Standard">|UART_SG_ADS_FINISH|8'h46| ADS Data ready|</text:p>
      <text:p text:style-name="Standard">|UART_SG_ADS_READ_REG|8'h61| ADS Register read|</text:p>
      <text:p text:style-name="Standard"/>
      <text:p text:style-name="Standard">##### - LUT FOR uart_controller state</text:p>
      <text:p text:style-name="Standard"/>
      <text:p text:style-name="Standard">|State|hex|definiton|</text:p>
      <text:p text:style-name="Standard">|---:|---|---|</text:p>
      <text:p text:style-name="Standard">|ST_IDLE|8'd0| checking 'w_uart_data_Rx' stage|</text:p>
      <text:p text:style-name="Standard">|ST_RX_READ_REG_ADDR|8'd4| PC wants to read REG, so concentrate two 'w_uart_data_Rx'|</text:p>
      <text:p text:style-name="Standard"/>
      <text:p text:style-name="Standard"/>
      <text:p text:style-name="Standard">&gt; uart_controller.v verifies data sent from PC</text:p>
      <text:p text:style-name="Standard"/>
      <text:p text:style-name="Standard"/>
      <text:p text:style-name="Standard">### uart_tx.v</text:p>
      <text:p text:style-name="Standard"/>
      <text:p text:style-name="Standard">* **i_UART_DATA_TX_VALID** bit high(1) will initiate uart_tx</text:p>
      <text:p text:style-name="Standard"/>
      <text:p text:style-name="Standard">* In our case there are two types of tx data <text:s text:c="4"/></text:p>
      <text:p text:style-name="Standard"><text:s text:c="2"/>* **40Bits** : when header is **ADS_SEND_DATA**</text:p>
      <text:p text:style-name="Standard"><text:s text:c="2"/>* **24Bits** : when header is **MPR_SEND_DATA, ADS_READ_DATA, MPR_READ_DATA**</text:p>
      <text:p text:style-name="Standard"/>
      <text:p text:style-name="Standard">* The only different of two case is how many reps uart_tx has to repeat.(uart can send or receive 8 bits at once)</text:p>
      <text:p text:style-name="Standard"/>
      <text:p text:style-name="Standard">* So, from [39:32] to [7:0] start sending it by giving signal **r_uart_data_tx_valid** high(1) <text:s text:c="3"/></text:p>
      <text:p text:style-name="Standard"><text:s text:c="2"/>* **r_uart_data_tx_valid** : data setting for uart tx is ready, begin uart_tx communication</text:p>
      <text:p text:style-name="Standard"/>
      <text:p text:style-name="Standard">* **o_Tx_Active** : always goes high(1) during communication</text:p>
      <text:p text:style-name="Standard"><text:soft-page-break/></text:p>
      <text:p text:style-name="Standard">* **o_Tx_Serial** : single bit data that really sent to PC. consisting **r_Tx_Data's ** from LSB to MSB</text:p>
      <text:p text:style-name="Standard">### uart_rx.v</text:p>
      <text:p text:style-name="Standard"/>
      <text:p text:style-name="Standard">* **i_Rx_Serial** (i_UART_RXD==UART_RXD) inputs low to begin ***UART_RX***</text:p>
      <text:p text:style-name="Standard"/>
      <text:p text:style-name="Standard">* After two cycle **i_Rx_Serial(i_UART_RXD)** replicated to **r_Rx_Data** <text:s/></text:p>
      <text:p text:style-name="Standard"/>
      <text:p text:style-name="Standard">* When **r_Clock_count** reaches (CLKS_PER_BIT-1)/2=108, change state to **s_RX_START_BIT**</text:p>
      <text:p text:style-name="Standard"/>
      <text:p text:style-name="Standard">* **r_Rx_Byte[7:0]** getting filled with **r_Rx_Data** from LSB to MSB (r_Rx_Data doesn't have to be low this time)</text:p>
      <text:p text:style-name="Standard"/>
      <text:p text:style-name="Standard">* After **r_Rx_Byte[7:0]** is filled, change state and wait (CLKS_PER_BIT-1) cycle</text:p>
      <text:p text:style-name="Standard"/>
      <text:p text:style-name="Standard">* When **r_Clock_count** reaches (CLKS_PER_BIT-1), state changes with register **r_Rx_Dv** high,</text:p>
      <text:p text:style-name="Standard"/>
      <text:p text:style-name="Standard">* At s_CLEANUP state change register '**r_Rx_Dv**' back to low</text:p>
      <text:p text:style-name="Standard"/>
      <text:p text:style-name="Standard">* assign **o_Rx_DV, O_Rx_Byte** with **r_Rx_DV, r_Rx_Byte**</text:p>
      <text:p text:style-name="Standard"/>
      <text:p text:style-name="Standard"/>
      <text:p text:style-name="Standard">|r_SM_Main(State) | s_IDLE | s_RX_START_BIT | s_RX_DATA_BITS | s_RX_STOP_BIT | s_CLEANUP |</text:p>
      <text:p text:style-name="Standard">|----------:|--------:|----------------:|----------------:|---------------:|-----------:|</text:p>
      <text:p text:style-name="Standard">|Cycle Cost|-|(CLKS_PER_BIT-1)/2|CLKS_PER_BIT * 8 |CLKS_PER_BIT|1|</text:p>
      <text:p text:style-name="Standard">|r_Rx_DV|0-&gt;0|0-&gt;0|0-&gt;0|0-&gt;&lt;span style="color:red"&gt;1&lt;/span&gt;|1-&gt;0|</text:p>
      <text:p text:style-name="Standard">|r_Rx_Data|0|0|1,0|1,0|1,0|</text:p>
      <text:p text:style-name="Standard">|r_Rx_Byte|00000000|00000000|hgfedcba(start from LSB)|-| -|</text:p>
      <text:p text:style-name="Standard"/>
      <text:p text:style-name="Standard"><text:s/>&gt;uart_rx.v send 8bit data PC send, plus makes output r_Rx_Dv high right after 1 byte is filled. goes back to 0 at next cycle</text:p>
      <text:p text:style-name="Standard"/>
      <text:p text:style-name="Standard"/>
      <text:p text:style-name="Standard">### sensor_core.v</text:p>
      <text:p text:style-name="Standard"/>
      <text:p text:style-name="Standard">- - -</text:p>
      <text:p text:style-name="Standard"/>
      <text:p text:style-name="Standard">### spi_master.v</text:p>
      <text:p text:style-name="Standard"/>
      <text:p text:style-name="Standard">* input clock: 50M</text:p>
      <text:p text:style-name="Standard"/>
      <text:p text:style-name="Standard">* spi_mode=1, (CPOL,CPHA)=(0,1)</text:p>
      <text:p text:style-name="Standard"/>
      <text:p text:style-name="Standard">* CLKS_PER_HALF_BIT= 49,</text:p>
      <text:p text:style-name="Standard"/>
      <text:p text:style-name="Standard"><text:soft-page-break/><text:s/>- i_CLK/(CLKS_PER_HALF_BIT*2)=f_CLK=512kHz</text:p>
      <text:p text:style-name="Standard"/>
      <text:p text:style-name="Standard">##### MOSI</text:p>
      <text:p text:style-name="Standard">&gt;<text:tab/>&gt; as **i_TX_DV(r_spi_data_in_valid)** goes high for a moment, **r_SPI_CLK_Edges** becomes 16, **o_TX_Ready** becomes 1'b0 <text:s text:c="4"/></text:p>
      <text:p text:style-name="Standard">&gt; <text:tab/>&gt; to prevent unwanted data change, we used cycle delay</text:p>
      <text:p text:style-name="Standard"/>
      <text:p text:style-name="Standard">&lt;pre&gt;</text:p>
      <text:p text:style-name="Standard">&lt;code&gt;</text:p>
      <text:p text:style-name="Standard"><text:s/>always @(posedge i_Clk or negedge i_Rst_L)</text:p>
      <text:p text:style-name="Standard"><text:s text:c="2"/>begin</text:p>
      <text:p text:style-name="Standard"><text:s text:c="4"/>if (~i_Rst_L)</text:p>
      <text:p text:style-name="Standard"><text:s text:c="4"/>begin</text:p>
      <text:p text:style-name="Standard"><text:s text:c="6"/>r_TX_Byte &lt;= 8'h00;</text:p>
      <text:p text:style-name="Standard"><text:s text:c="6"/>r_TX_DV <text:s text:c="2"/>&lt;= 1'b0;</text:p>
      <text:p text:style-name="Standard"><text:s text:c="4"/>end</text:p>
      <text:p text:style-name="Standard"><text:s text:c="4"/>else</text:p>
      <text:p text:style-name="Standard"><text:s text:c="6"/>begin</text:p>
      <text:p text:style-name="Standard"><text:s text:c="8"/>r_TX_DV &lt;= i_TX_DV; // 1 clock cycle delay !!! <text:s/></text:p>
      <text:p text:style-name="Standard"><text:s text:c="8"/>if (i_TX_DV)</text:p>
      <text:p text:style-name="Standard"><text:s text:c="8"/>begin</text:p>
      <text:p text:style-name="Standard"><text:s text:c="10"/>r_TX_Byte &lt;= i_TX_Byte;</text:p>
      <text:p text:style-name="Standard"><text:s text:c="8"/>end</text:p>
      <text:p text:style-name="Standard"><text:s text:c="6"/>end</text:p>
      <text:p text:style-name="Standard"><text:s text:c="2"/>end</text:p>
      <text:p text:style-name="Standard">&lt;/code&gt;</text:p>
      <text:p text:style-name="Standard">&lt;/pre&gt;</text:p>
      <text:p text:style-name="Standard"/>
      <text:p text:style-name="Standard">&gt; <text:tab/>&gt; after **i_TX_DV** becomes low again, make SPI it's own 16 cycle using reg **r_Trailing_Egde, r_Leading_Egde**</text:p>
      <text:p text:style-name="Standard"/>
      <text:p text:style-name="Standard">&lt;p align="center"&gt;</text:p>
      <text:p text:style-name="Standard"><text:s text:c="2"/>&lt;img width="600" height="200" src="./reference/Image/spi_clock.PNG"&gt;</text:p>
      <text:p text:style-name="Standard">&lt;/p&gt;</text:p>
      <text:p text:style-name="Standard"/>
      <text:p text:style-name="Standard"/>
      <text:p text:style-name="Standard">&gt; <text:tab/>&gt; now at the Edge of spi_clock send single bit of input Byte **i_TX_Byte** from MSB to LSB</text:p>
      <text:p text:style-name="Standard"/>
      <text:p text:style-name="Standard">&lt;pre&gt;</text:p>
      <text:p text:style-name="Standard">&lt;code&gt;</text:p>
      <text:p text:style-name="Standard"><text:s/>else if ((r_Leading_Edge &amp; w_CPHA) | (r_Trailing_Edge &amp; ~w_CPHA))</text:p>
      <text:p text:style-name="Standard"><text:s text:c="6"/>begin</text:p>
      <text:p text:style-name="Standard"><text:s text:c="8"/>r_TX_Bit_Count &lt;= r_TX_Bit_Count - 1;</text:p>
      <text:p text:style-name="Standard"><text:s text:c="8"/>o_SPI_MOSI <text:s text:c="4"/>&lt;= r_TX_Byte[r_TX_Bit_Count];</text:p>
      <text:p text:style-name="Standard"><text:s/>end</text:p>
      <text:p text:style-name="Standard">&lt;/code&gt;</text:p>
      <text:p text:style-name="Standard">&lt;/pre&gt; <text:s/></text:p>
      <text:p text:style-name="Standard"/>
      <text:p text:style-name="Standard">&gt;<text:tab/>&gt; when data(**o_MOSI**) send is done, give **o_TX_Ready** 1'b1</text:p>
      <text:p text:style-name="Standard"><text:soft-page-break/></text:p>
      <text:p text:style-name="Standard"/>
      <text:p text:style-name="Standard">###### MISO</text:p>
      <text:p text:style-name="Standard"/>
      <text:p text:style-name="Standard">&gt;<text:tab/>&gt; When **i_TX_DV** turns to high(1'b1),ini <text:s text:c="4"/></text:p>
      <text:p text:style-name="Standard">&gt;<text:tab/>&gt; Start filling **o_RX_Byte[7:0]** with **i_SPI_MISO[0:0]** ( will cost 7 cycle) <text:s text:c="4"/></text:p>
      <text:p text:style-name="Standard"/>
      <text:p text:style-name="Standard">&lt;pre&gt;</text:p>
      <text:p text:style-name="Standard">&lt;code&gt;</text:p>
      <text:p text:style-name="Standard"><text:s/>if (o_TX_Ready)</text:p>
      <text:p text:style-name="Standard"><text:s text:c="6"/>begin</text:p>
      <text:p text:style-name="Standard"><text:s text:c="8"/>r_RX_Bit_Count &lt;= 3'b111;</text:p>
      <text:p text:style-name="Standard"><text:s text:c="6"/>end</text:p>
      <text:p text:style-name="Standard"><text:s text:c="6"/>else if ((r_Leading_Edge &amp; ~w_CPHA) | (r_Trailing_Edge &amp; w_CPHA))</text:p>
      <text:p text:style-name="Standard"><text:s text:c="6"/>begin</text:p>
      <text:p text:style-name="Standard"><text:s text:c="8"/>o_RX_Byte[r_RX_Bit_Count] &lt;= i_SPI_MISO;</text:p>
      <text:p text:style-name="Standard"><text:s text:c="8"/>r_RX_Bit_Count <text:s text:c="11"/>&lt;= r_RX_Bit_Count - 1;</text:p>
      <text:p text:style-name="Standard"><text:s text:c="8"/>if (r_RX_Bit_Count == 3'b000)</text:p>
      <text:p text:style-name="Standard"><text:s text:c="8"/>begin</text:p>
      <text:p text:style-name="Standard"><text:s text:c="10"/>o_RX_DV <text:s text:c="2"/>&lt;= 1'b1; <text:s text:c="2"/>// Byte done, pulse Data Valid</text:p>
      <text:p text:style-name="Standard"><text:s text:c="8"/>end</text:p>
      <text:p text:style-name="Standard"><text:s text:c="6"/>end</text:p>
      <text:p text:style-name="Standard">&lt;/code&gt;</text:p>
      <text:p text:style-name="Standard">&lt;/pre&gt;</text:p>
      <text:p text:style-name="Standard"/>
      <text:p text:style-name="Standard">&gt;<text:tab/>&gt; When **o_RX_Byte** is all filled, export **o_RX_DV &lt;= 1'b1**</text:p>
      <text:p text:style-name="Standard"/>
      <text:p text:style-name="Standard">### ads1292_controller.v</text:p>
      <text:p text:style-name="Standard"/>
      <text:p text:style-name="Standard">* input clock: 50M</text:p>
      <text:p text:style-name="Standard"/>
      <text:p text:style-name="Standard">* **o_ADS1292_START** : 1'b1 when ads starts, start here means when ads returns data. So at RREG or WREG <text:s/>command, **o_ADS1292_START** goes 1'b0</text:p>
      <text:p text:style-name="Standard"/>
      <text:p text:style-name="Standard">* **o_SPI_CSN** : meaning chip select, there are various chips(ex. ADS1292, ADS1291 ... ) and you can only communicate with one chip using SPI protocol.</text:p>
      <text:p text:style-name="Standard"><text:s text:c="3"/>- After the serial communication is finished, ***always wait four or more tCLK cycles*** before taking CS high <text:s text:c="3"/></text:p>
      <text:p text:style-name="Standard"><text:s text:c="3"/>- When CS is taken high, the serial interface is reset(SCLK and DIN are ignored,and DOUT enters a high-impedance state)</text:p>
      <text:p text:style-name="Standard"/>
      <text:p text:style-name="Standard">* **i_ADS1292_DRDY** : output of ads1292, meaning new conversion data are ready</text:p>
      <text:p text:style-name="Standard"/>
      <text:p text:style-name="Standard">### mpr121_controller.v</text:p>
      <text:p text:style-name="Standard"/>
      <text:p text:style-name="Standard">### i2c_master.v</text:p>
      <text:p text:style-name="Standard"/>
      <text:p text:style-name="Standard">### khu_sensor_top.v(top modul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00:42:14.701501541</meta:creation-date>
    <meta:editing-duration>PT1H59M49S</meta:editing-duration>
    <meta:editing-cycles>7</meta:editing-cycles>
    <meta:generator>LibreOffice/6.0.7.3$Linux_X86_64 LibreOffice_project/00m0$Build-3</meta:generator>
    <dc:date>2020-03-23T15:35:37.884569910</dc:date>
    <meta:document-statistic meta:table-count="0" meta:image-count="0" meta:object-count="0" meta:page-count="27" meta:paragraph-count="964" meta:word-count="5675" meta:character-count="40208" meta:non-whitespace-character-count="30429"/>
  </office:meta>
</office:document-meta>
</file>